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5mm"/>
    </style:style>
    <style:style style:name="co2" style:family="table-column">
      <style:table-column-properties fo:break-before="auto" style:column-width="11.2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9.28mm"/>
    </style:style>
    <style:style style:name="co5" style:family="table-column">
      <style:table-column-properties fo:break-before="auto" style:column-width="10.2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87mm"/>
    </style:style>
    <style:style style:name="co8" style:family="table-column">
      <style:table-column-properties fo:break-before="auto" style:column-width="1.91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13.34mm"/>
    </style:style>
    <style:style style:name="co15" style:family="table-column">
      <style:table-column-properties fo:break-before="auto" style:column-width="20.69mm"/>
    </style:style>
    <style:style style:name="co16" style:family="table-column">
      <style:table-column-properties fo:break-before="auto" style:column-width="23.14mm"/>
    </style:style>
    <style:style style:name="co17" style:family="table-column">
      <style:table-column-properties fo:break-before="auto" style:column-width="15.52mm"/>
    </style:style>
    <style:style style:name="co18" style:family="table-column">
      <style:table-column-properties fo:break-before="auto" style:column-width="14.69mm"/>
    </style:style>
    <style:style style:name="co19" style:family="table-column">
      <style:table-column-properties fo:break-before="auto" style:column-width="8.17mm"/>
    </style:style>
    <style:style style:name="co20" style:family="table-column">
      <style:table-column-properties fo:break-before="auto" style:column-width="13.07mm"/>
    </style:style>
    <style:style style:name="ro1" style:family="table-row">
      <style:table-row-properties style:row-height="10.27mm" fo:break-before="auto" style:use-optimal-row-height="false"/>
    </style:style>
    <style:style style:name="ro2" style:family="table-row">
      <style:table-row-properties style:row-height="16.79mm" fo:break-before="auto" style:use-optimal-row-height="false"/>
    </style:style>
    <style:style style:name="ro3" style:family="table-row">
      <style:table-row-properties style:row-height="10.8mm" fo:break-before="auto" style:use-optimal-row-height="false"/>
    </style:style>
    <style:style style:name="ro4" style:family="table-row">
      <style:table-row-properties style:row-height="13.42mm" fo:break-before="auto" style:use-optimal-row-height="false"/>
    </style:style>
    <style:style style:name="ro5" style:family="table-row">
      <style:table-row-properties style:row-height="11.8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99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2.26mm" fo:break-before="auto" style:use-optimal-row-height="false"/>
    </style:style>
    <style:style style:name="ro10" style:family="table-row">
      <style:table-row-properties style:row-height="5.04mm" fo:break-before="auto" style:use-optimal-row-height="false"/>
    </style:style>
    <style:style style:name="ro11" style:family="table-row">
      <style:table-row-properties style:row-height="10.09mm" fo:break-before="auto" style:use-optimal-row-height="false"/>
    </style:style>
    <style:style style:name="ro12" style:family="table-row">
      <style:table-row-properties style:row-height="7.71mm" fo:break-before="auto" style:use-optimal-row-height="false"/>
    </style:style>
    <style:style style:name="ro13" style:family="table-row">
      <style:table-row-properties style:row-height="1.89mm" fo:break-before="auto" style:use-optimal-row-height="false"/>
    </style:style>
    <style:style style:name="ro14" style:family="table-row">
      <style:table-row-properties style:row-height="3.74mm" fo:break-before="auto" style:use-optimal-row-height="false"/>
    </style:style>
    <style:style style:name="ro15" style:family="table-row">
      <style:table-row-properties style:row-height="2.42mm" fo:break-before="auto" style:use-optimal-row-height="false"/>
    </style:style>
    <style:style style:name="ro16" style:family="table-row">
      <style:table-row-properties style:row-height="2.63mm" fo:break-before="auto" style:use-optimal-row-height="false"/>
    </style:style>
    <style:style style:name="ro17" style:family="table-row">
      <style:table-row-properties style:row-height="10.12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-1" style:apply-style-name="Untitled2" style:base-cell-address="Formazioni.D6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-1" style:apply-style-name="Untitled2" style:base-cell-address="Formazioni.D6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-1" style:apply-style-name="Untitled2" style:base-cell-address="Formazioni.D6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-1" style:apply-style-name="Untitled2" style:base-cell-address="Formazioni.D6"/>
    </style:style>
    <style:style style:name="ce8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-1" style:apply-style-name="Untitled2" style:base-cell-address="Formazioni.D6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-1" style:apply-style-name="Untitled2" style:base-cell-address="Formazioni.D6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-1" style:apply-style-name="Untitled2" style:base-cell-address="Formazioni.D6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6pt" style:language-asian="zh" style:country-asian="CN" style:font-style-asian="normal" style:font-weight-asian="normal" style:font-name-complex="FreeSans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erif" fo:font-size="9pt" style:font-size-asian="9pt" style:font-size-complex="9pt"/>
    </style:style>
    <style:style style:name="ce9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style:font-name="Liberation Serif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7.06mm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erif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font-name="Liberation Serif" fo:font-size="9pt" style:font-size-asian="9pt" style:font-size-complex="9pt"/>
    </style:style>
    <style:style style:name="ce24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 fo:font-size="9pt" style:font-size-asian="9pt" style:font-size-complex="9pt"/>
    </style:style>
    <style:style style:name="ce25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border="none"/>
      <style:text-properties style:font-name="Liberation Serif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none"/>
      <style:text-properties style:font-name="Liberation Serif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3.53mm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3.53mm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3.53mm"/>
      <style:text-properties style:use-window-font-color="true" style:text-outline="false" style:text-line-through-style="none" style:text-line-through-type="none" style:font-name="Liberation Serif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style:font-name="Liberation Serif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name-asian="Noto Sans CJK SC Regular" style:font-size-asian="9pt" style:font-name-complex="FreeSans" style:font-size-complex="9pt"/>
    </style:style>
    <style:style style:name="ce39" style:family="table-cell" style:parent-style-name="Default">
      <style:table-cell-properties fo:border-bottom="0.06pt dotted #999999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border="0.06pt solid #000000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font-name="Liberation Serif"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Liberation Serif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erif" fo:font-size="9pt" style:font-size-asian="9pt" style:font-size-complex="9pt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erif" fo:font-size="9pt" style:font-size-asian="9pt" style:font-size-complex="9pt"/>
    </style:style>
    <style:style style:name="ce12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9pt" style:font-size-asian="9pt" style:font-size-complex="9pt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style:font-name="Liberation Serif" fo:font-size="9pt" style:font-size-asian="9pt" style:font-size-complex="9pt"/>
    </style:style>
    <style:style style:name="ce55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Liberation Serif" fo:font-size="9pt" style:font-size-asian="9pt" style:font-size-complex="9pt"/>
    </style:style>
    <style:style style:name="ce56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Liberation Serif" fo:font-size="9pt" style:font-size-asian="9pt" style:font-size-complex="9pt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style:font-name="Liberation Serif"/>
    </style:style>
    <style:style style:name="ce62" style:family="table-cell" style:parent-style-name="Default">
      <style:table-cell-properties fo:background-color="transparent" fo:border="none"/>
      <style:text-properties style:font-name="Liberation Serif"/>
    </style:style>
    <style:style style:name="ce63" style:family="table-cell" style:parent-style-name="Default">
      <style:table-cell-properties fo:background-color="transparent" fo:border="none"/>
      <style:text-properties style:font-name="Liberation Serif" fo:font-size="8pt" style:font-size-asian="8pt" style:font-size-complex="8pt"/>
    </style:style>
    <style:style style:name="ce64" style:family="table-cell" style:parent-style-name="Default">
      <style:table-cell-properties fo:background-color="transparent"/>
      <style:text-properties style:font-name="Liberation Serif"/>
    </style:style>
    <style:style style:name="ce65" style:family="table-cell" style:parent-style-name="Default">
      <style:table-cell-properties fo:border-bottom="none" fo:background-color="transparent" fo:border-left="none" fo:border-right="none" fo:border-top="0.06pt dotted #999999"/>
      <style:text-properties style:font-name="Liberation Serif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/>
    </style:style>
    <style:style style:name="ce68" style:family="table-cell" style:parent-style-name="Default">
      <style:table-cell-properties fo:border-bottom="none" fo:background-color="transparent" fo:border-left="0.74pt dotted #999999" fo:border-right="none" fo:border-top="none"/>
      <style:text-properties style:font-name="Liberation Serif" fo:font-size="8pt" style:font-size-asian="8pt" style:font-size-complex="8pt"/>
    </style:style>
    <style:style style:name="ce69" style:family="table-cell" style:parent-style-name="Default">
      <style:table-cell-properties fo:border-bottom="none" fo:background-color="transparent" fo:border-left="0.74pt dotted #999999" fo:border-right="none" fo:border-top="0.06pt dotted #999999"/>
      <style:text-properties style:font-name="Liberation Serif"/>
    </style:style>
    <style:style style:name="ce70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ormazioni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number-columns-repeated="25"/>
        </table:table-row>
        <table:table-row table:style-name="ro2">
          <table:table-cell/>
          <table:table-cell table:style-name="ce1" table:formula="of:=CONCATENATE(&quot;Formazioni per &quot;;[Stampe.Y2];&quot; Giocatori&quot;)" office:value-type="string" office:string-value="Formazioni per 40 Giocatori" calcext:value-type="string" table:number-columns-spanned="18" table:number-rows-spanned="1">
            <text:p>Formazioni per 40 Giocatori</text:p>
          </table:table-cell>
          <table:covered-table-cell table:number-columns-repeated="5"/>
          <table:covered-table-cell table:style-name="ce11"/>
          <table:covered-table-cell table:number-columns-repeated="11"/>
          <table:table-cell table:number-columns-repeated="5"/>
          <table:table-cell table:style-name="ce76"/>
        </table:table-row>
        <table:table-row table:style-name="ro3">
          <table:table-cell/>
          <table:table-cell table:style-name="ce14" office:value-type="string" calcext:value-type="string" table:number-columns-spanned="18" table:number-rows-spanned="1">
            <text:p>La tabella descrive di quali giocatori in elenco si compongono i tavoli durante lo svolgimento della partita</text:p>
          </table:table-cell>
          <table:covered-table-cell table:number-columns-repeated="5"/>
          <table:covered-table-cell table:style-name="ce11"/>
          <table:covered-table-cell table:number-columns-repeated="11"/>
          <table:table-cell table:number-columns-repeated="6"/>
        </table:table-row>
        <table:table-row table:style-name="ro1">
          <table:table-cell table:number-columns-repeated="25"/>
        </table:table-row>
        <table:table-row table:style-name="ro4">
          <table:table-cell/>
          <table:table-cell table:style-name="ce18" office:value-type="string" calcext:value-type="string" table:number-columns-spanned="2" table:number-rows-spanned="1">
            <text:p>TAVOLO</text:p>
          </table:table-cell>
          <table:covered-table-cell table:style-name="ce4"/>
          <table:table-cell table:style-name="ce18" office:value-type="string" calcext:value-type="string" table:number-columns-spanned="4" table:number-rows-spanned="1">
            <text:p>Partita I</text:p>
          </table:table-cell>
          <table:covered-table-cell table:number-columns-repeated="2" table:style-name="ce7"/>
          <table:covered-table-cell table:style-name="ce9"/>
          <table:table-cell table:style-name="ce18" office:value-type="string" calcext:value-type="string" table:number-columns-spanned="4" table:number-rows-spanned="1">
            <text:p>Partita II</text:p>
          </table:table-cell>
          <table:covered-table-cell table:number-columns-repeated="3" table:style-name="ce12"/>
          <table:table-cell table:style-name="ce18" office:value-type="string" calcext:value-type="string" table:number-columns-spanned="4" table:number-rows-spanned="1">
            <text:p>Partita III</text:p>
          </table:table-cell>
          <table:covered-table-cell table:number-columns-repeated="3" table:style-name="ce12"/>
          <table:table-cell table:style-name="ce18" office:value-type="string" calcext:value-type="string" table:number-columns-spanned="4" table:number-rows-spanned="1">
            <text:p>Partita IV</text:p>
          </table:table-cell>
          <table:covered-table-cell table:number-columns-repeated="3" table:style-name="ce12"/>
          <table:table-cell table:number-columns-repeated="6"/>
        </table:table-row>
        <table:table-row table:style-name="ro5">
          <table: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79" table:formula="of:=INDIRECT(CONCATENATE([Stampe.$Y$2];&quot;.&quot;;&quot;E&quot;;([Stampe.$Y$2]+4+[.$B6])))" office:value-type="float" office:value="22" calcext:value-type="float">
            <text:p>22</text:p>
          </table:table-cell>
          <table:table-cell table:style-name="ce8" table:formula="of:=INDIRECT(CONCATENATE([Stampe.$Y$2];&quot;.&quot;;&quot;F&quot;;([Stampe.$Y$2]+4+[.$B6])))" office:value-type="float" office:value="27" calcext:value-type="float">
            <text:p>27</text:p>
          </table:table-cell>
          <table:table-cell table:style-name="ce8" table:formula="of:=INDIRECT(CONCATENATE([Stampe.$Y$2];&quot;.&quot;;&quot;G&quot;;([Stampe.$Y$2]+4+[.$B6])))" office:value-type="float" office:value="39" calcext:value-type="float">
            <text:p>39</text:p>
          </table:table-cell>
          <table:table-cell table:style-name="ce10" table:formula="of:=INDIRECT(CONCATENATE([Stampe.$Y$2];&quot;.&quot;;&quot;H&quot;;([Stampe.$Y$2]+4+[.$B6])))" office:value-type="float" office:value="9" calcext:value-type="float">
            <text:p>9</text:p>
          </table:table-cell>
          <table:table-cell table:style-name="ce6" table:formula="of:=INDIRECT(CONCATENATE([Stampe.$Y$2];&quot;.&quot;;&quot;K&quot;;([Stampe.$Y$2]+4+[.$B6])))" office:value-type="float" office:value="28" calcext:value-type="float">
            <text:p>28</text:p>
          </table:table-cell>
          <table:table-cell table:style-name="ce8" table:formula="of:=INDIRECT(CONCATENATE([Stampe.$Y$2];&quot;.&quot;;&quot;L&quot;;([Stampe.$Y$2]+4+[.$B6])))" office:value-type="float" office:value="14" calcext:value-type="float">
            <text:p>14</text:p>
          </table:table-cell>
          <table:table-cell table:style-name="ce8" table:formula="of:=INDIRECT(CONCATENATE([Stampe.$Y$2];&quot;.&quot;;&quot;M&quot;;([Stampe.$Y$2]+4+[.$B6])))" office:value-type="float" office:value="27" calcext:value-type="float">
            <text:p>27</text:p>
          </table:table-cell>
          <table:table-cell table:style-name="ce10" table:formula="of:=INDIRECT(CONCATENATE([Stampe.$Y$2];&quot;.&quot;;&quot;N&quot;;([Stampe.$Y$2]+4+[.$B6])))" office:value-type="float" office:value="11" calcext:value-type="float">
            <text:p>11</text:p>
          </table:table-cell>
          <table:table-cell table:style-name="ce6" table:formula="of:=INDIRECT(CONCATENATE([Stampe.$Y$2];&quot;.&quot;;&quot;Q&quot;;([Stampe.$Y$2]+4+[.$B6])))" office:value-type="float" office:value="21" calcext:value-type="float">
            <text:p>21</text:p>
          </table:table-cell>
          <table:table-cell table:style-name="ce8" table:formula="of:=INDIRECT(CONCATENATE([Stampe.$Y$2];&quot;.&quot;;&quot;R&quot;;([Stampe.$Y$2]+4+[.$B6])))" office:value-type="float" office:value="15" calcext:value-type="float">
            <text:p>15</text:p>
          </table:table-cell>
          <table:table-cell table:style-name="ce8" table:formula="of:=INDIRECT(CONCATENATE([Stampe.$Y$2];&quot;.&quot;;&quot;S&quot;;([Stampe.$Y$2]+4+[.$B6])))" office:value-type="float" office:value="12" calcext:value-type="float">
            <text:p>12</text:p>
          </table:table-cell>
          <table:table-cell table:style-name="ce10" table:formula="of:=INDIRECT(CONCATENATE([Stampe.$Y$2];&quot;.&quot;;&quot;T&quot;;([Stampe.$Y$2]+4+[.$B6])))" office:value-type="float" office:value="16" calcext:value-type="float">
            <text:p>16</text:p>
          </table:table-cell>
          <table:table-cell table:style-name="ce8" table:formula="of:=INDIRECT(CONCATENATE([Stampe.$Y$2];&quot;.&quot;;&quot;W&quot;;([Stampe.$Y$2]+4+[.$B6])))" office:value-type="float" office:value="15" calcext:value-type="float">
            <text:p>15</text:p>
          </table:table-cell>
          <table:table-cell table:style-name="ce8" table:formula="of:=INDIRECT(CONCATENATE([Stampe.$Y$2];&quot;.&quot;;&quot;X&quot;;([Stampe.$Y$2]+4+[.$B6])))" office:value-type="float" office:value="32" calcext:value-type="float">
            <text:p>32</text:p>
          </table:table-cell>
          <table:table-cell table:style-name="ce8" table:formula="of:=INDIRECT(CONCATENATE([Stampe.$Y$2];&quot;.&quot;;&quot;Y&quot;;([Stampe.$Y$2]+4+[.$B6])))" office:value-type="float" office:value="33" calcext:value-type="float">
            <text:p>33</text:p>
          </table:table-cell>
          <table:table-cell table:style-name="ce10" table:formula="of:=INDIRECT(CONCATENATE([Stampe.$Y$2];&quot;.&quot;;&quot;Z&quot;;([Stampe.$Y$2]+4+[.$B6]))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/>
          <table:table-cell table:style-name="ce3" table:formula="of:=[.B6]+1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6" table:formula="of:=INDIRECT(CONCATENATE([Stampe.$Y$2];&quot;.&quot;;&quot;E&quot;;([Stampe.$Y$2]+4+[.$B7])))" office:value-type="float" office:value="33" calcext:value-type="float">
            <text:p>33</text:p>
          </table:table-cell>
          <table:table-cell table:style-name="ce8" table:formula="of:=INDIRECT(CONCATENATE([Stampe.$Y$2];&quot;.&quot;;&quot;F&quot;;([Stampe.$Y$2]+4+[.$B7])))" office:value-type="float" office:value="30" calcext:value-type="float">
            <text:p>30</text:p>
          </table:table-cell>
          <table:table-cell table:style-name="ce8" table:formula="of:=INDIRECT(CONCATENATE([Stampe.$Y$2];&quot;.&quot;;&quot;G&quot;;([Stampe.$Y$2]+4+[.$B7])))" office:value-type="float" office:value="19" calcext:value-type="float">
            <text:p>19</text:p>
          </table:table-cell>
          <table:table-cell table:style-name="ce10" table:formula="of:=INDIRECT(CONCATENATE([Stampe.$Y$2];&quot;.&quot;;&quot;H&quot;;([Stampe.$Y$2]+4+[.$B7])))" office:value-type="float" office:value="16" calcext:value-type="float">
            <text:p>16</text:p>
          </table:table-cell>
          <table:table-cell table:style-name="ce6" table:formula="of:=INDIRECT(CONCATENATE([Stampe.$Y$2];&quot;.&quot;;&quot;K&quot;;([Stampe.$Y$2]+4+[.$B7])))" office:value-type="float" office:value="10" calcext:value-type="float">
            <text:p>10</text:p>
          </table:table-cell>
          <table:table-cell table:style-name="ce8" table:formula="of:=INDIRECT(CONCATENATE([Stampe.$Y$2];&quot;.&quot;;&quot;L&quot;;([Stampe.$Y$2]+4+[.$B7])))" office:value-type="float" office:value="1" calcext:value-type="float">
            <text:p>1</text:p>
          </table:table-cell>
          <table:table-cell table:style-name="ce8" table:formula="of:=INDIRECT(CONCATENATE([Stampe.$Y$2];&quot;.&quot;;&quot;M&quot;;([Stampe.$Y$2]+4+[.$B7])))" office:value-type="float" office:value="16" calcext:value-type="float">
            <text:p>16</text:p>
          </table:table-cell>
          <table:table-cell table:style-name="ce10" table:formula="of:=INDIRECT(CONCATENATE([Stampe.$Y$2];&quot;.&quot;;&quot;N&quot;;([Stampe.$Y$2]+4+[.$B7])))" office:value-type="float" office:value="29" calcext:value-type="float">
            <text:p>29</text:p>
          </table:table-cell>
          <table:table-cell table:style-name="ce6" table:formula="of:=INDIRECT(CONCATENATE([Stampe.$Y$2];&quot;.&quot;;&quot;Q&quot;;([Stampe.$Y$2]+4+[.$B7])))" office:value-type="float" office:value="35" calcext:value-type="float">
            <text:p>35</text:p>
          </table:table-cell>
          <table:table-cell table:style-name="ce8" table:formula="of:=INDIRECT(CONCATENATE([Stampe.$Y$2];&quot;.&quot;;&quot;R&quot;;([Stampe.$Y$2]+4+[.$B7])))" office:value-type="float" office:value="31" calcext:value-type="float">
            <text:p>31</text:p>
          </table:table-cell>
          <table:table-cell table:style-name="ce8" table:formula="of:=INDIRECT(CONCATENATE([Stampe.$Y$2];&quot;.&quot;;&quot;S&quot;;([Stampe.$Y$2]+4+[.$B7])))" office:value-type="float" office:value="9" calcext:value-type="float">
            <text:p>9</text:p>
          </table:table-cell>
          <table:table-cell table:style-name="ce10" table:formula="of:=INDIRECT(CONCATENATE([Stampe.$Y$2];&quot;.&quot;;&quot;T&quot;;([Stampe.$Y$2]+4+[.$B7])))" office:value-type="float" office:value="10" calcext:value-type="float">
            <text:p>10</text:p>
          </table:table-cell>
          <table:table-cell table:style-name="ce8" table:formula="of:=INDIRECT(CONCATENATE([Stampe.$Y$2];&quot;.&quot;;&quot;W&quot;;([Stampe.$Y$2]+4+[.$B7])))" office:value-type="float" office:value="5" calcext:value-type="float">
            <text:p>5</text:p>
          </table:table-cell>
          <table:table-cell table:style-name="ce8" table:formula="of:=INDIRECT(CONCATENATE([Stampe.$Y$2];&quot;.&quot;;&quot;X&quot;;([Stampe.$Y$2]+4+[.$B7])))" office:value-type="float" office:value="3" calcext:value-type="float">
            <text:p>3</text:p>
          </table:table-cell>
          <table:table-cell table:style-name="ce8" table:formula="of:=INDIRECT(CONCATENATE([Stampe.$Y$2];&quot;.&quot;;&quot;Y&quot;;([Stampe.$Y$2]+4+[.$B7])))" office:value-type="float" office:value="20" calcext:value-type="float">
            <text:p>20</text:p>
          </table:table-cell>
          <table:table-cell table:style-name="ce10" table:formula="of:=INDIRECT(CONCATENATE([Stampe.$Y$2];&quot;.&quot;;&quot;Z&quot;;([Stampe.$Y$2]+4+[.$B7])))" office:value-type="float" office:value="35" calcext:value-type="float">
            <text:p>35</text:p>
          </table:table-cell>
          <table:table-cell table:number-columns-repeated="6"/>
        </table:table-row>
        <table:table-row table:style-name="ro5">
          <table:table-cell/>
          <table:table-cell table:style-name="ce3" table:formula="of:=[.B7]+1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6" table:formula="of:=INDIRECT(CONCATENATE([Stampe.$Y$2];&quot;.&quot;;&quot;E&quot;;([Stampe.$Y$2]+4+[.$B8])))" office:value-type="float" office:value="38" calcext:value-type="float">
            <text:p>38</text:p>
          </table:table-cell>
          <table:table-cell table:style-name="ce8" table:formula="of:=INDIRECT(CONCATENATE([Stampe.$Y$2];&quot;.&quot;;&quot;F&quot;;([Stampe.$Y$2]+4+[.$B8])))" office:value-type="float" office:value="3" calcext:value-type="float">
            <text:p>3</text:p>
          </table:table-cell>
          <table:table-cell table:style-name="ce8" table:formula="of:=INDIRECT(CONCATENATE([Stampe.$Y$2];&quot;.&quot;;&quot;G&quot;;([Stampe.$Y$2]+4+[.$B8])))" office:value-type="float" office:value="6" calcext:value-type="float">
            <text:p>6</text:p>
          </table:table-cell>
          <table:table-cell table:style-name="ce10" table:formula="of:=INDIRECT(CONCATENATE([Stampe.$Y$2];&quot;.&quot;;&quot;H&quot;;([Stampe.$Y$2]+4+[.$B8])))" office:value-type="float" office:value="29" calcext:value-type="float">
            <text:p>29</text:p>
          </table:table-cell>
          <table:table-cell table:style-name="ce6" table:formula="of:=INDIRECT(CONCATENATE([Stampe.$Y$2];&quot;.&quot;;&quot;K&quot;;([Stampe.$Y$2]+4+[.$B8])))" office:value-type="float" office:value="24" calcext:value-type="float">
            <text:p>24</text:p>
          </table:table-cell>
          <table:table-cell table:style-name="ce8" table:formula="of:=INDIRECT(CONCATENATE([Stampe.$Y$2];&quot;.&quot;;&quot;L&quot;;([Stampe.$Y$2]+4+[.$B8])))" office:value-type="float" office:value="3" calcext:value-type="float">
            <text:p>3</text:p>
          </table:table-cell>
          <table:table-cell table:style-name="ce8" table:formula="of:=INDIRECT(CONCATENATE([Stampe.$Y$2];&quot;.&quot;;&quot;M&quot;;([Stampe.$Y$2]+4+[.$B8])))" office:value-type="float" office:value="19" calcext:value-type="float">
            <text:p>19</text:p>
          </table:table-cell>
          <table:table-cell table:style-name="ce10" table:formula="of:=INDIRECT(CONCATENATE([Stampe.$Y$2];&quot;.&quot;;&quot;N&quot;;([Stampe.$Y$2]+4+[.$B8])))" office:value-type="float" office:value="17" calcext:value-type="float">
            <text:p>17</text:p>
          </table:table-cell>
          <table:table-cell table:style-name="ce6" table:formula="of:=INDIRECT(CONCATENATE([Stampe.$Y$2];&quot;.&quot;;&quot;Q&quot;;([Stampe.$Y$2]+4+[.$B8])))" office:value-type="float" office:value="39" calcext:value-type="float">
            <text:p>39</text:p>
          </table:table-cell>
          <table:table-cell table:style-name="ce8" table:formula="of:=INDIRECT(CONCATENATE([Stampe.$Y$2];&quot;.&quot;;&quot;R&quot;;([Stampe.$Y$2]+4+[.$B8])))" office:value-type="float" office:value="17" calcext:value-type="float">
            <text:p>17</text:p>
          </table:table-cell>
          <table:table-cell table:style-name="ce8" table:formula="of:=INDIRECT(CONCATENATE([Stampe.$Y$2];&quot;.&quot;;&quot;S&quot;;([Stampe.$Y$2]+4+[.$B8])))" office:value-type="float" office:value="6" calcext:value-type="float">
            <text:p>6</text:p>
          </table:table-cell>
          <table:table-cell table:style-name="ce10" table:formula="of:=INDIRECT(CONCATENATE([Stampe.$Y$2];&quot;.&quot;;&quot;T&quot;;([Stampe.$Y$2]+4+[.$B8])))" office:value-type="float" office:value="13" calcext:value-type="float">
            <text:p>13</text:p>
          </table:table-cell>
          <table:table-cell table:style-name="ce8" table:formula="of:=INDIRECT(CONCATENATE([Stampe.$Y$2];&quot;.&quot;;&quot;W&quot;;([Stampe.$Y$2]+4+[.$B8])))" office:value-type="float" office:value="19" calcext:value-type="float">
            <text:p>19</text:p>
          </table:table-cell>
          <table:table-cell table:style-name="ce8" table:formula="of:=INDIRECT(CONCATENATE([Stampe.$Y$2];&quot;.&quot;;&quot;X&quot;;([Stampe.$Y$2]+4+[.$B8])))" office:value-type="float" office:value="22" calcext:value-type="float">
            <text:p>22</text:p>
          </table:table-cell>
          <table:table-cell table:style-name="ce8" table:formula="of:=INDIRECT(CONCATENATE([Stampe.$Y$2];&quot;.&quot;;&quot;Y&quot;;([Stampe.$Y$2]+4+[.$B8])))" office:value-type="float" office:value="18" calcext:value-type="float">
            <text:p>18</text:p>
          </table:table-cell>
          <table:table-cell table:style-name="ce10" table:formula="of:=INDIRECT(CONCATENATE([Stampe.$Y$2];&quot;.&quot;;&quot;Z&quot;;([Stampe.$Y$2]+4+[.$B8])))" office:value-type="float" office:value="25" calcext:value-type="float">
            <text:p>25</text:p>
          </table:table-cell>
          <table:table-cell table:number-columns-repeated="6"/>
        </table:table-row>
        <table:table-row table:style-name="ro5">
          <table:table-cell/>
          <table:table-cell table:style-name="ce3" table:formula="of:=[.B8]+1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6" table:formula="of:=INDIRECT(CONCATENATE([Stampe.$Y$2];&quot;.&quot;;&quot;E&quot;;([Stampe.$Y$2]+4+[.$B9])))" office:value-type="float" office:value="7" calcext:value-type="float">
            <text:p>7</text:p>
          </table:table-cell>
          <table:table-cell table:style-name="ce8" table:formula="of:=INDIRECT(CONCATENATE([Stampe.$Y$2];&quot;.&quot;;&quot;F&quot;;([Stampe.$Y$2]+4+[.$B9])))" office:value-type="float" office:value="31" calcext:value-type="float">
            <text:p>31</text:p>
          </table:table-cell>
          <table:table-cell table:style-name="ce8" table:formula="of:=INDIRECT(CONCATENATE([Stampe.$Y$2];&quot;.&quot;;&quot;G&quot;;([Stampe.$Y$2]+4+[.$B9])))" office:value-type="float" office:value="15" calcext:value-type="float">
            <text:p>15</text:p>
          </table:table-cell>
          <table:table-cell table:style-name="ce10" table:formula="of:=INDIRECT(CONCATENATE([Stampe.$Y$2];&quot;.&quot;;&quot;H&quot;;([Stampe.$Y$2]+4+[.$B9])))" office:value-type="float" office:value="17" calcext:value-type="float">
            <text:p>17</text:p>
          </table:table-cell>
          <table:table-cell table:style-name="ce6" table:formula="of:=INDIRECT(CONCATENATE([Stampe.$Y$2];&quot;.&quot;;&quot;K&quot;;([Stampe.$Y$2]+4+[.$B9])))" office:value-type="float" office:value="12" calcext:value-type="float">
            <text:p>12</text:p>
          </table:table-cell>
          <table:table-cell table:style-name="ce8" table:formula="of:=INDIRECT(CONCATENATE([Stampe.$Y$2];&quot;.&quot;;&quot;L&quot;;([Stampe.$Y$2]+4+[.$B9])))" office:value-type="float" office:value="22" calcext:value-type="float">
            <text:p>22</text:p>
          </table:table-cell>
          <table:table-cell table:style-name="ce8" table:formula="of:=INDIRECT(CONCATENATE([Stampe.$Y$2];&quot;.&quot;;&quot;M&quot;;([Stampe.$Y$2]+4+[.$B9])))" office:value-type="float" office:value="23" calcext:value-type="float">
            <text:p>23</text:p>
          </table:table-cell>
          <table:table-cell table:style-name="ce10" table:formula="of:=INDIRECT(CONCATENATE([Stampe.$Y$2];&quot;.&quot;;&quot;N&quot;;([Stampe.$Y$2]+4+[.$B9])))" office:value-type="float" office:value="7" calcext:value-type="float">
            <text:p>7</text:p>
          </table:table-cell>
          <table:table-cell table:style-name="ce6" table:formula="of:=INDIRECT(CONCATENATE([Stampe.$Y$2];&quot;.&quot;;&quot;Q&quot;;([Stampe.$Y$2]+4+[.$B9])))" office:value-type="float" office:value="32" calcext:value-type="float">
            <text:p>32</text:p>
          </table:table-cell>
          <table:table-cell table:style-name="ce8" table:formula="of:=INDIRECT(CONCATENATE([Stampe.$Y$2];&quot;.&quot;;&quot;R&quot;;([Stampe.$Y$2]+4+[.$B9])))" office:value-type="float" office:value="3" calcext:value-type="float">
            <text:p>3</text:p>
          </table:table-cell>
          <table:table-cell table:style-name="ce8" table:formula="of:=INDIRECT(CONCATENATE([Stampe.$Y$2];&quot;.&quot;;&quot;S&quot;;([Stampe.$Y$2]+4+[.$B9])))" office:value-type="float" office:value="2" calcext:value-type="float">
            <text:p>2</text:p>
          </table:table-cell>
          <table:table-cell table:style-name="ce10" table:formula="of:=INDIRECT(CONCATENATE([Stampe.$Y$2];&quot;.&quot;;&quot;T&quot;;([Stampe.$Y$2]+4+[.$B9])))" office:value-type="float" office:value="30" calcext:value-type="float">
            <text:p>30</text:p>
          </table:table-cell>
          <table:table-cell table:style-name="ce8" table:formula="of:=INDIRECT(CONCATENATE([Stampe.$Y$2];&quot;.&quot;;&quot;W&quot;;([Stampe.$Y$2]+4+[.$B9])))" office:value-type="float" office:value="23" calcext:value-type="float">
            <text:p>23</text:p>
          </table:table-cell>
          <table:table-cell table:style-name="ce8" table:formula="of:=INDIRECT(CONCATENATE([Stampe.$Y$2];&quot;.&quot;;&quot;X&quot;;([Stampe.$Y$2]+4+[.$B9])))" office:value-type="float" office:value="39" calcext:value-type="float">
            <text:p>39</text:p>
          </table:table-cell>
          <table:table-cell table:style-name="ce8" table:formula="of:=INDIRECT(CONCATENATE([Stampe.$Y$2];&quot;.&quot;;&quot;Y&quot;;([Stampe.$Y$2]+4+[.$B9])))" office:value-type="float" office:value="8" calcext:value-type="float">
            <text:p>8</text:p>
          </table:table-cell>
          <table:table-cell table:style-name="ce10" table:formula="of:=INDIRECT(CONCATENATE([Stampe.$Y$2];&quot;.&quot;;&quot;Z&quot;;([Stampe.$Y$2]+4+[.$B9])))" office:value-type="float" office:value="40" calcext:value-type="float">
            <text:p>40</text:p>
          </table:table-cell>
          <table:table-cell table:number-columns-repeated="6"/>
        </table:table-row>
        <table:table-row table:style-name="ro5">
          <table:table-cell/>
          <table:table-cell table:style-name="ce3" table:formula="of:=[.B9]+1" office:value-type="float" office:value="5" calcext:value-type="float" table:number-columns-spanned="2" table:number-rows-spanned="1">
            <text:p>5</text:p>
          </table:table-cell>
          <table:covered-table-cell table:style-name="ce5"/>
          <table:table-cell table:style-name="ce6" table:formula="of:=INDIRECT(CONCATENATE([Stampe.$Y$2];&quot;.&quot;;&quot;E&quot;;([Stampe.$Y$2]+4+[.$B10])))" office:value-type="float" office:value="10" calcext:value-type="float">
            <text:p>10</text:p>
          </table:table-cell>
          <table:table-cell table:style-name="ce8" table:formula="of:=INDIRECT(CONCATENATE([Stampe.$Y$2];&quot;.&quot;;&quot;F&quot;;([Stampe.$Y$2]+4+[.$B10])))" office:value-type="float" office:value="2" calcext:value-type="float">
            <text:p>2</text:p>
          </table:table-cell>
          <table:table-cell table:style-name="ce8" table:formula="of:=INDIRECT(CONCATENATE([Stampe.$Y$2];&quot;.&quot;;&quot;G&quot;;([Stampe.$Y$2]+4+[.$B10])))" office:value-type="float" office:value="11" calcext:value-type="float">
            <text:p>11</text:p>
          </table:table-cell>
          <table:table-cell table:style-name="ce10" table:formula="of:=INDIRECT(CONCATENATE([Stampe.$Y$2];&quot;.&quot;;&quot;H&quot;;([Stampe.$Y$2]+4+[.$B10])))" office:value-type="float" office:value="21" calcext:value-type="float">
            <text:p>21</text:p>
          </table:table-cell>
          <table:table-cell table:style-name="ce6" table:formula="of:=INDIRECT(CONCATENATE([Stampe.$Y$2];&quot;.&quot;;&quot;K&quot;;([Stampe.$Y$2]+4+[.$B10])))" office:value-type="float" office:value="36" calcext:value-type="float">
            <text:p>36</text:p>
          </table:table-cell>
          <table:table-cell table:style-name="ce8" table:formula="of:=INDIRECT(CONCATENATE([Stampe.$Y$2];&quot;.&quot;;&quot;L&quot;;([Stampe.$Y$2]+4+[.$B10])))" office:value-type="float" office:value="25" calcext:value-type="float">
            <text:p>25</text:p>
          </table:table-cell>
          <table:table-cell table:style-name="ce8" table:formula="of:=INDIRECT(CONCATENATE([Stampe.$Y$2];&quot;.&quot;;&quot;M&quot;;([Stampe.$Y$2]+4+[.$B10])))" office:value-type="float" office:value="8" calcext:value-type="float">
            <text:p>8</text:p>
          </table:table-cell>
          <table:table-cell table:style-name="ce10" table:formula="of:=INDIRECT(CONCATENATE([Stampe.$Y$2];&quot;.&quot;;&quot;N&quot;;([Stampe.$Y$2]+4+[.$B10])))" office:value-type="float" office:value="2" calcext:value-type="float">
            <text:p>2</text:p>
          </table:table-cell>
          <table:table-cell table:style-name="ce6" table:formula="of:=INDIRECT(CONCATENATE([Stampe.$Y$2];&quot;.&quot;;&quot;Q&quot;;([Stampe.$Y$2]+4+[.$B10])))" office:value-type="float" office:value="27" calcext:value-type="float">
            <text:p>27</text:p>
          </table:table-cell>
          <table:table-cell table:style-name="ce8" table:formula="of:=INDIRECT(CONCATENATE([Stampe.$Y$2];&quot;.&quot;;&quot;R&quot;;([Stampe.$Y$2]+4+[.$B10])))" office:value-type="float" office:value="25" calcext:value-type="float">
            <text:p>25</text:p>
          </table:table-cell>
          <table:table-cell table:style-name="ce8" table:formula="of:=INDIRECT(CONCATENATE([Stampe.$Y$2];&quot;.&quot;;&quot;S&quot;;([Stampe.$Y$2]+4+[.$B10])))" office:value-type="float" office:value="7" calcext:value-type="float">
            <text:p>7</text:p>
          </table:table-cell>
          <table:table-cell table:style-name="ce10" table:formula="of:=INDIRECT(CONCATENATE([Stampe.$Y$2];&quot;.&quot;;&quot;T&quot;;([Stampe.$Y$2]+4+[.$B10])))" office:value-type="float" office:value="29" calcext:value-type="float">
            <text:p>29</text:p>
          </table:table-cell>
          <table:table-cell table:style-name="ce8" table:formula="of:=INDIRECT(CONCATENATE([Stampe.$Y$2];&quot;.&quot;;&quot;W&quot;;([Stampe.$Y$2]+4+[.$B10])))" office:value-type="float" office:value="34" calcext:value-type="float">
            <text:p>34</text:p>
          </table:table-cell>
          <table:table-cell table:style-name="ce8" table:formula="of:=INDIRECT(CONCATENATE([Stampe.$Y$2];&quot;.&quot;;&quot;X&quot;;([Stampe.$Y$2]+4+[.$B10])))" office:value-type="float" office:value="11" calcext:value-type="float">
            <text:p>11</text:p>
          </table:table-cell>
          <table:table-cell table:style-name="ce8" table:formula="of:=INDIRECT(CONCATENATE([Stampe.$Y$2];&quot;.&quot;;&quot;Y&quot;;([Stampe.$Y$2]+4+[.$B10])))" office:value-type="float" office:value="31" calcext:value-type="float">
            <text:p>31</text:p>
          </table:table-cell>
          <table:table-cell table:style-name="ce10" table:formula="of:=INDIRECT(CONCATENATE([Stampe.$Y$2];&quot;.&quot;;&quot;Z&quot;;([Stampe.$Y$2]+4+[.$B10])))" office:value-type="float" office:value="13" calcext:value-type="float">
            <text:p>13</text:p>
          </table:table-cell>
          <table:table-cell table:number-columns-repeated="6"/>
        </table:table-row>
        <table:table-row table:style-name="ro5">
          <table:table-cell/>
          <table:table-cell table:style-name="ce3" table:formula="of:=[.B10]+1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6" table:formula="of:=INDIRECT(CONCATENATE([Stampe.$Y$2];&quot;.&quot;;&quot;E&quot;;([Stampe.$Y$2]+4+[.$B11])))" office:value-type="float" office:value="32" calcext:value-type="float">
            <text:p>32</text:p>
          </table:table-cell>
          <table:table-cell table:style-name="ce8" table:formula="of:=INDIRECT(CONCATENATE([Stampe.$Y$2];&quot;.&quot;;&quot;F&quot;;([Stampe.$Y$2]+4+[.$B11])))" office:value-type="float" office:value="25" calcext:value-type="float">
            <text:p>25</text:p>
          </table:table-cell>
          <table:table-cell table:style-name="ce8" table:formula="of:=INDIRECT(CONCATENATE([Stampe.$Y$2];&quot;.&quot;;&quot;G&quot;;([Stampe.$Y$2]+4+[.$B11])))" office:value-type="float" office:value="23" calcext:value-type="float">
            <text:p>23</text:p>
          </table:table-cell>
          <table:table-cell table:style-name="ce10" table:formula="of:=INDIRECT(CONCATENATE([Stampe.$Y$2];&quot;.&quot;;&quot;H&quot;;([Stampe.$Y$2]+4+[.$B11])))" office:value-type="float" office:value="20" calcext:value-type="float">
            <text:p>20</text:p>
          </table:table-cell>
          <table:table-cell table:style-name="ce6" table:formula="of:=INDIRECT(CONCATENATE([Stampe.$Y$2];&quot;.&quot;;&quot;K&quot;;([Stampe.$Y$2]+4+[.$B11])))" office:value-type="float" office:value="32" calcext:value-type="float">
            <text:p>32</text:p>
          </table:table-cell>
          <table:table-cell table:style-name="ce8" table:formula="of:=INDIRECT(CONCATENATE([Stampe.$Y$2];&quot;.&quot;;&quot;L&quot;;([Stampe.$Y$2]+4+[.$B11])))" office:value-type="float" office:value="5" calcext:value-type="float">
            <text:p>5</text:p>
          </table:table-cell>
          <table:table-cell table:style-name="ce8" table:formula="of:=INDIRECT(CONCATENATE([Stampe.$Y$2];&quot;.&quot;;&quot;M&quot;;([Stampe.$Y$2]+4+[.$B11])))" office:value-type="float" office:value="26" calcext:value-type="float">
            <text:p>26</text:p>
          </table:table-cell>
          <table:table-cell table:style-name="ce10" table:formula="of:=INDIRECT(CONCATENATE([Stampe.$Y$2];&quot;.&quot;;&quot;N&quot;;([Stampe.$Y$2]+4+[.$B11])))" office:value-type="float" office:value="39" calcext:value-type="float">
            <text:p>39</text:p>
          </table:table-cell>
          <table:table-cell table:style-name="ce6" table:formula="of:=INDIRECT(CONCATENATE([Stampe.$Y$2];&quot;.&quot;;&quot;Q&quot;;([Stampe.$Y$2]+4+[.$B11])))" office:value-type="float" office:value="8" calcext:value-type="float">
            <text:p>8</text:p>
          </table:table-cell>
          <table:table-cell table:style-name="ce8" table:formula="of:=INDIRECT(CONCATENATE([Stampe.$Y$2];&quot;.&quot;;&quot;R&quot;;([Stampe.$Y$2]+4+[.$B11])))" office:value-type="float" office:value="5" calcext:value-type="float">
            <text:p>5</text:p>
          </table:table-cell>
          <table:table-cell table:style-name="ce8" table:formula="of:=INDIRECT(CONCATENATE([Stampe.$Y$2];&quot;.&quot;;&quot;S&quot;;([Stampe.$Y$2]+4+[.$B11])))" office:value-type="float" office:value="1" calcext:value-type="float">
            <text:p>1</text:p>
          </table:table-cell>
          <table:table-cell table:style-name="ce10" table:formula="of:=INDIRECT(CONCATENATE([Stampe.$Y$2];&quot;.&quot;;&quot;T&quot;;([Stampe.$Y$2]+4+[.$B11])))" office:value-type="float" office:value="19" calcext:value-type="float">
            <text:p>19</text:p>
          </table:table-cell>
          <table:table-cell table:style-name="ce8" table:formula="of:=INDIRECT(CONCATENATE([Stampe.$Y$2];&quot;.&quot;;&quot;W&quot;;([Stampe.$Y$2]+4+[.$B11])))" office:value-type="float" office:value="30" calcext:value-type="float">
            <text:p>30</text:p>
          </table:table-cell>
          <table:table-cell table:style-name="ce8" table:formula="of:=INDIRECT(CONCATENATE([Stampe.$Y$2];&quot;.&quot;;&quot;X&quot;;([Stampe.$Y$2]+4+[.$B11])))" office:value-type="float" office:value="14" calcext:value-type="float">
            <text:p>14</text:p>
          </table:table-cell>
          <table:table-cell table:style-name="ce8" table:formula="of:=INDIRECT(CONCATENATE([Stampe.$Y$2];&quot;.&quot;;&quot;Y&quot;;([Stampe.$Y$2]+4+[.$B11])))" office:value-type="float" office:value="6" calcext:value-type="float">
            <text:p>6</text:p>
          </table:table-cell>
          <table:table-cell table:style-name="ce10" table:formula="of:=INDIRECT(CONCATENATE([Stampe.$Y$2];&quot;.&quot;;&quot;Z&quot;;([Stampe.$Y$2]+4+[.$B11])))" office:value-type="float" office:value="10" calcext:value-type="float">
            <text:p>10</text:p>
          </table:table-cell>
          <table:table-cell table:number-columns-repeated="6"/>
        </table:table-row>
        <table:table-row table:style-name="ro5">
          <table:table-cell/>
          <table:table-cell table:style-name="ce3" table:formula="of:=[.B11]+1" office:value-type="float" office:value="7" calcext:value-type="float" table:number-columns-spanned="2" table:number-rows-spanned="1">
            <text:p>7</text:p>
          </table:table-cell>
          <table:covered-table-cell table:style-name="ce5"/>
          <table:table-cell table:style-name="ce6" table:formula="of:=INDIRECT(CONCATENATE([Stampe.$Y$2];&quot;.&quot;;&quot;E&quot;;([Stampe.$Y$2]+4+[.$B12])))" office:value-type="float" office:value="8" calcext:value-type="float">
            <text:p>8</text:p>
          </table:table-cell>
          <table:table-cell table:style-name="ce8" table:formula="of:=INDIRECT(CONCATENATE([Stampe.$Y$2];&quot;.&quot;;&quot;F&quot;;([Stampe.$Y$2]+4+[.$B12])))" office:value-type="float" office:value="18" calcext:value-type="float">
            <text:p>18</text:p>
          </table:table-cell>
          <table:table-cell table:style-name="ce8" table:formula="of:=INDIRECT(CONCATENATE([Stampe.$Y$2];&quot;.&quot;;&quot;G&quot;;([Stampe.$Y$2]+4+[.$B12])))" office:value-type="float" office:value="34" calcext:value-type="float">
            <text:p>34</text:p>
          </table:table-cell>
          <table:table-cell table:style-name="ce10" table:formula="of:=INDIRECT(CONCATENATE([Stampe.$Y$2];&quot;.&quot;;&quot;H&quot;;([Stampe.$Y$2]+4+[.$B12])))" office:value-type="float" office:value="28" calcext:value-type="float">
            <text:p>28</text:p>
          </table:table-cell>
          <table:table-cell table:style-name="ce6" table:formula="of:=INDIRECT(CONCATENATE([Stampe.$Y$2];&quot;.&quot;;&quot;K&quot;;([Stampe.$Y$2]+4+[.$B12])))" office:value-type="float" office:value="30" calcext:value-type="float">
            <text:p>30</text:p>
          </table:table-cell>
          <table:table-cell table:style-name="ce8" table:formula="of:=INDIRECT(CONCATENATE([Stampe.$Y$2];&quot;.&quot;;&quot;L&quot;;([Stampe.$Y$2]+4+[.$B12])))" office:value-type="float" office:value="21" calcext:value-type="float">
            <text:p>21</text:p>
          </table:table-cell>
          <table:table-cell table:style-name="ce8" table:formula="of:=INDIRECT(CONCATENATE([Stampe.$Y$2];&quot;.&quot;;&quot;M&quot;;([Stampe.$Y$2]+4+[.$B12])))" office:value-type="float" office:value="35" calcext:value-type="float">
            <text:p>35</text:p>
          </table:table-cell>
          <table:table-cell table:style-name="ce10" table:formula="of:=INDIRECT(CONCATENATE([Stampe.$Y$2];&quot;.&quot;;&quot;N&quot;;([Stampe.$Y$2]+4+[.$B12])))" office:value-type="float" office:value="40" calcext:value-type="float">
            <text:p>40</text:p>
          </table:table-cell>
          <table:table-cell table:style-name="ce6" table:formula="of:=INDIRECT(CONCATENATE([Stampe.$Y$2];&quot;.&quot;;&quot;Q&quot;;([Stampe.$Y$2]+4+[.$B12])))" office:value-type="float" office:value="26" calcext:value-type="float">
            <text:p>26</text:p>
          </table:table-cell>
          <table:table-cell table:style-name="ce8" table:formula="of:=INDIRECT(CONCATENATE([Stampe.$Y$2];&quot;.&quot;;&quot;R&quot;;([Stampe.$Y$2]+4+[.$B12])))" office:value-type="float" office:value="38" calcext:value-type="float">
            <text:p>38</text:p>
          </table:table-cell>
          <table:table-cell table:style-name="ce8" table:formula="of:=INDIRECT(CONCATENATE([Stampe.$Y$2];&quot;.&quot;;&quot;S&quot;;([Stampe.$Y$2]+4+[.$B12])))" office:value-type="float" office:value="28" calcext:value-type="float">
            <text:p>28</text:p>
          </table:table-cell>
          <table:table-cell table:style-name="ce10" table:formula="of:=INDIRECT(CONCATENATE([Stampe.$Y$2];&quot;.&quot;;&quot;T&quot;;([Stampe.$Y$2]+4+[.$B12])))" office:value-type="float" office:value="4" calcext:value-type="float">
            <text:p>4</text:p>
          </table:table-cell>
          <table:table-cell table:style-name="ce8" table:formula="of:=INDIRECT(CONCATENATE([Stampe.$Y$2];&quot;.&quot;;&quot;W&quot;;([Stampe.$Y$2]+4+[.$B12])))" office:value-type="float" office:value="16" calcext:value-type="float">
            <text:p>16</text:p>
          </table:table-cell>
          <table:table-cell table:style-name="ce8" table:formula="of:=INDIRECT(CONCATENATE([Stampe.$Y$2];&quot;.&quot;;&quot;X&quot;;([Stampe.$Y$2]+4+[.$B12])))" office:value-type="float" office:value="27" calcext:value-type="float">
            <text:p>27</text:p>
          </table:table-cell>
          <table:table-cell table:style-name="ce8" table:formula="of:=INDIRECT(CONCATENATE([Stampe.$Y$2];&quot;.&quot;;&quot;Y&quot;;([Stampe.$Y$2]+4+[.$B12])))" office:value-type="float" office:value="26" calcext:value-type="float">
            <text:p>26</text:p>
          </table:table-cell>
          <table:table-cell table:style-name="ce10" table:formula="of:=INDIRECT(CONCATENATE([Stampe.$Y$2];&quot;.&quot;;&quot;Z&quot;;([Stampe.$Y$2]+4+[.$B12])))" office:value-type="float" office:value="2" calcext:value-type="float">
            <text:p>2</text:p>
          </table:table-cell>
          <table:table-cell table:number-columns-repeated="6"/>
        </table:table-row>
        <table:table-row table:style-name="ro5">
          <table:table-cell/>
          <table:table-cell table:style-name="ce3" table:formula="of:=[.B12]+1" office:value-type="float" office:value="8" calcext:value-type="float" table:number-columns-spanned="2" table:number-rows-spanned="1">
            <text:p>8</text:p>
          </table:table-cell>
          <table:covered-table-cell table:style-name="ce5"/>
          <table:table-cell table:style-name="ce6" table:formula="of:=INDIRECT(CONCATENATE([Stampe.$Y$2];&quot;.&quot;;&quot;E&quot;;([Stampe.$Y$2]+4+[.$B13])))" office:value-type="float" office:value="5" calcext:value-type="float">
            <text:p>5</text:p>
          </table:table-cell>
          <table:table-cell table:style-name="ce8" table:formula="of:=INDIRECT(CONCATENATE([Stampe.$Y$2];&quot;.&quot;;&quot;F&quot;;([Stampe.$Y$2]+4+[.$B13])))" office:value-type="float" office:value="36" calcext:value-type="float">
            <text:p>36</text:p>
          </table:table-cell>
          <table:table-cell table:style-name="ce8" table:formula="of:=INDIRECT(CONCATENATE([Stampe.$Y$2];&quot;.&quot;;&quot;G&quot;;([Stampe.$Y$2]+4+[.$B13])))" office:value-type="float" office:value="14" calcext:value-type="float">
            <text:p>14</text:p>
          </table:table-cell>
          <table:table-cell table:style-name="ce10" table:formula="of:=INDIRECT(CONCATENATE([Stampe.$Y$2];&quot;.&quot;;&quot;H&quot;;([Stampe.$Y$2]+4+[.$B13])))" office:value-type="float" office:value="37" calcext:value-type="float">
            <text:p>37</text:p>
          </table:table-cell>
          <table:table-cell table:style-name="ce6" table:formula="of:=INDIRECT(CONCATENATE([Stampe.$Y$2];&quot;.&quot;;&quot;K&quot;;([Stampe.$Y$2]+4+[.$B13])))" office:value-type="float" office:value="13" calcext:value-type="float">
            <text:p>13</text:p>
          </table:table-cell>
          <table:table-cell table:style-name="ce8" table:formula="of:=INDIRECT(CONCATENATE([Stampe.$Y$2];&quot;.&quot;;&quot;L&quot;;([Stampe.$Y$2]+4+[.$B13])))" office:value-type="float" office:value="18" calcext:value-type="float">
            <text:p>18</text:p>
          </table:table-cell>
          <table:table-cell table:style-name="ce8" table:formula="of:=INDIRECT(CONCATENATE([Stampe.$Y$2];&quot;.&quot;;&quot;M&quot;;([Stampe.$Y$2]+4+[.$B13])))" office:value-type="float" office:value="38" calcext:value-type="float">
            <text:p>38</text:p>
          </table:table-cell>
          <table:table-cell table:style-name="ce10" table:formula="of:=INDIRECT(CONCATENATE([Stampe.$Y$2];&quot;.&quot;;&quot;N&quot;;([Stampe.$Y$2]+4+[.$B13])))" office:value-type="float" office:value="20" calcext:value-type="float">
            <text:p>20</text:p>
          </table:table-cell>
          <table:table-cell table:style-name="ce6" table:formula="of:=INDIRECT(CONCATENATE([Stampe.$Y$2];&quot;.&quot;;&quot;Q&quot;;([Stampe.$Y$2]+4+[.$B13])))" office:value-type="float" office:value="24" calcext:value-type="float">
            <text:p>24</text:p>
          </table:table-cell>
          <table:table-cell table:style-name="ce8" table:formula="of:=INDIRECT(CONCATENATE([Stampe.$Y$2];&quot;.&quot;;&quot;R&quot;;([Stampe.$Y$2]+4+[.$B13])))" office:value-type="float" office:value="34" calcext:value-type="float">
            <text:p>34</text:p>
          </table:table-cell>
          <table:table-cell table:style-name="ce8" table:formula="of:=INDIRECT(CONCATENATE([Stampe.$Y$2];&quot;.&quot;;&quot;S&quot;;([Stampe.$Y$2]+4+[.$B13])))" office:value-type="float" office:value="14" calcext:value-type="float">
            <text:p>14</text:p>
          </table:table-cell>
          <table:table-cell table:style-name="ce10" table:formula="of:=INDIRECT(CONCATENATE([Stampe.$Y$2];&quot;.&quot;;&quot;T&quot;;([Stampe.$Y$2]+4+[.$B13])))" office:value-type="float" office:value="22" calcext:value-type="float">
            <text:p>22</text:p>
          </table:table-cell>
          <table:table-cell table:style-name="ce8" table:formula="of:=INDIRECT(CONCATENATE([Stampe.$Y$2];&quot;.&quot;;&quot;W&quot;;([Stampe.$Y$2]+4+[.$B13])))" office:value-type="float" office:value="12" calcext:value-type="float">
            <text:p>12</text:p>
          </table:table-cell>
          <table:table-cell table:style-name="ce8" table:formula="of:=INDIRECT(CONCATENATE([Stampe.$Y$2];&quot;.&quot;;&quot;X&quot;;([Stampe.$Y$2]+4+[.$B13])))" office:value-type="float" office:value="9" calcext:value-type="float">
            <text:p>9</text:p>
          </table:table-cell>
          <table:table-cell table:style-name="ce8" table:formula="of:=INDIRECT(CONCATENATE([Stampe.$Y$2];&quot;.&quot;;&quot;Y&quot;;([Stampe.$Y$2]+4+[.$B13])))" office:value-type="float" office:value="38" calcext:value-type="float">
            <text:p>38</text:p>
          </table:table-cell>
          <table:table-cell table:style-name="ce10" table:formula="of:=INDIRECT(CONCATENATE([Stampe.$Y$2];&quot;.&quot;;&quot;Z&quot;;([Stampe.$Y$2]+4+[.$B13])))" office:value-type="float" office:value="37" calcext:value-type="float">
            <text:p>37</text:p>
          </table:table-cell>
          <table:table-cell table:number-columns-repeated="6"/>
        </table:table-row>
        <table:table-row table:style-name="ro5">
          <table:table-cell/>
          <table:table-cell table:style-name="ce3" table:formula="of:=[.B13]+1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81" table:formula="of:=INDIRECT(CONCATENATE([Stampe.$Y$2];&quot;.&quot;;&quot;E&quot;;([Stampe.$Y$2]+4+[.$B14])))" office:value-type="float" office:value="12" calcext:value-type="float">
            <text:p>12</text:p>
          </table:table-cell>
          <table:table-cell table:style-name="ce84" table:formula="of:=INDIRECT(CONCATENATE([Stampe.$Y$2];&quot;.&quot;;&quot;F&quot;;([Stampe.$Y$2]+4+[.$B14])))" office:value-type="float" office:value="24" calcext:value-type="float">
            <text:p>24</text:p>
          </table:table-cell>
          <table:table-cell table:style-name="ce84" table:formula="of:=INDIRECT(CONCATENATE([Stampe.$Y$2];&quot;.&quot;;&quot;G&quot;;([Stampe.$Y$2]+4+[.$B14])))" office:value-type="float" office:value="4" calcext:value-type="float">
            <text:p>4</text:p>
          </table:table-cell>
          <table:table-cell table:style-name="ce87" table:formula="of:=INDIRECT(CONCATENATE([Stampe.$Y$2];&quot;.&quot;;&quot;H&quot;;([Stampe.$Y$2]+4+[.$B14])))" office:value-type="float" office:value="40" calcext:value-type="float">
            <text:p>40</text:p>
          </table:table-cell>
          <table:table-cell table:style-name="ce81" table:formula="of:=INDIRECT(CONCATENATE([Stampe.$Y$2];&quot;.&quot;;&quot;K&quot;;([Stampe.$Y$2]+4+[.$B14])))" office:value-type="float" office:value="4" calcext:value-type="float">
            <text:p>4</text:p>
          </table:table-cell>
          <table:table-cell table:style-name="ce84" table:formula="of:=INDIRECT(CONCATENATE([Stampe.$Y$2];&quot;.&quot;;&quot;L&quot;;([Stampe.$Y$2]+4+[.$B14])))" office:value-type="float" office:value="37" calcext:value-type="float">
            <text:p>37</text:p>
          </table:table-cell>
          <table:table-cell table:style-name="ce84" table:formula="of:=INDIRECT(CONCATENATE([Stampe.$Y$2];&quot;.&quot;;&quot;M&quot;;([Stampe.$Y$2]+4+[.$B14])))" office:value-type="float" office:value="31" calcext:value-type="float">
            <text:p>31</text:p>
          </table:table-cell>
          <table:table-cell table:style-name="ce87" table:formula="of:=INDIRECT(CONCATENATE([Stampe.$Y$2];&quot;.&quot;;&quot;N&quot;;([Stampe.$Y$2]+4+[.$B14])))" office:value-type="float" office:value="33" calcext:value-type="float">
            <text:p>33</text:p>
          </table:table-cell>
          <table:table-cell table:style-name="ce81" table:formula="of:=INDIRECT(CONCATENATE([Stampe.$Y$2];&quot;.&quot;;&quot;Q&quot;;([Stampe.$Y$2]+4+[.$B14])))" office:value-type="float" office:value="37" calcext:value-type="float">
            <text:p>37</text:p>
          </table:table-cell>
          <table:table-cell table:style-name="ce84" table:formula="of:=INDIRECT(CONCATENATE([Stampe.$Y$2];&quot;.&quot;;&quot;R&quot;;([Stampe.$Y$2]+4+[.$B14])))" office:value-type="float" office:value="18" calcext:value-type="float">
            <text:p>18</text:p>
          </table:table-cell>
          <table:table-cell table:style-name="ce84" table:formula="of:=INDIRECT(CONCATENATE([Stampe.$Y$2];&quot;.&quot;;&quot;S&quot;;([Stampe.$Y$2]+4+[.$B14])))" office:value-type="float" office:value="23" calcext:value-type="float">
            <text:p>23</text:p>
          </table:table-cell>
          <table:table-cell table:style-name="ce87" table:formula="of:=INDIRECT(CONCATENATE([Stampe.$Y$2];&quot;.&quot;;&quot;T&quot;;([Stampe.$Y$2]+4+[.$B14])))" office:value-type="float" office:value="11" calcext:value-type="float">
            <text:p>11</text:p>
          </table:table-cell>
          <table:table-cell table:style-name="ce84" table:formula="of:=INDIRECT(CONCATENATE([Stampe.$Y$2];&quot;.&quot;;&quot;W&quot;;([Stampe.$Y$2]+4+[.$B14])))" office:value-type="float" office:value="24" calcext:value-type="float">
            <text:p>24</text:p>
          </table:table-cell>
          <table:table-cell table:style-name="ce84" table:formula="of:=INDIRECT(CONCATENATE([Stampe.$Y$2];&quot;.&quot;;&quot;X&quot;;([Stampe.$Y$2]+4+[.$B14])))" office:value-type="float" office:value="7" calcext:value-type="float">
            <text:p>7</text:p>
          </table:table-cell>
          <table:table-cell table:style-name="ce84" table:formula="of:=INDIRECT(CONCATENATE([Stampe.$Y$2];&quot;.&quot;;&quot;Y&quot;;([Stampe.$Y$2]+4+[.$B14])))" office:value-type="float" office:value="36" calcext:value-type="float">
            <text:p>36</text:p>
          </table:table-cell>
          <table:table-cell table:style-name="ce87" table:formula="of:=INDIRECT(CONCATENATE([Stampe.$Y$2];&quot;.&quot;;&quot;Z&quot;;([Stampe.$Y$2]+4+[.$B14])))" office:value-type="float" office:value="28" calcext:value-type="float">
            <text:p>28</text:p>
          </table:table-cell>
          <table:table-cell table:number-columns-repeated="6"/>
        </table:table-row>
        <table:table-row table:style-name="ro5">
          <table:table-cell/>
          <table:table-cell table:style-name="ce3" table:formula="of:=[.B14]+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81" table:formula="of:=INDIRECT(CONCATENATE([Stampe.$Y$2];&quot;.&quot;;&quot;E&quot;;([Stampe.$Y$2]+4+[.$B15])))" office:value-type="float" office:value="26" calcext:value-type="float">
            <text:p>26</text:p>
          </table:table-cell>
          <table:table-cell table:style-name="ce84" table:formula="of:=INDIRECT(CONCATENATE([Stampe.$Y$2];&quot;.&quot;;&quot;F&quot;;([Stampe.$Y$2]+4+[.$B15])))" office:value-type="float" office:value="1" calcext:value-type="float">
            <text:p>1</text:p>
          </table:table-cell>
          <table:table-cell table:style-name="ce84" table:formula="of:=INDIRECT(CONCATENATE([Stampe.$Y$2];&quot;.&quot;;&quot;G&quot;;([Stampe.$Y$2]+4+[.$B15])))" office:value-type="float" office:value="35" calcext:value-type="float">
            <text:p>35</text:p>
          </table:table-cell>
          <table:table-cell table:style-name="ce87" table:formula="of:=INDIRECT(CONCATENATE([Stampe.$Y$2];&quot;.&quot;;&quot;H&quot;;([Stampe.$Y$2]+4+[.$B15])))" office:value-type="float" office:value="13" calcext:value-type="float">
            <text:p>13</text:p>
          </table:table-cell>
          <table:table-cell table:style-name="ce81" table:formula="of:=INDIRECT(CONCATENATE([Stampe.$Y$2];&quot;.&quot;;&quot;K&quot;;([Stampe.$Y$2]+4+[.$B15])))" office:value-type="float" office:value="15" calcext:value-type="float">
            <text:p>15</text:p>
          </table:table-cell>
          <table:table-cell table:style-name="ce84" table:formula="of:=INDIRECT(CONCATENATE([Stampe.$Y$2];&quot;.&quot;;&quot;L&quot;;([Stampe.$Y$2]+4+[.$B15])))" office:value-type="float" office:value="9" calcext:value-type="float">
            <text:p>9</text:p>
          </table:table-cell>
          <table:table-cell table:style-name="ce84" table:formula="of:=INDIRECT(CONCATENATE([Stampe.$Y$2];&quot;.&quot;;&quot;M&quot;;([Stampe.$Y$2]+4+[.$B15])))" office:value-type="float" office:value="6" calcext:value-type="float">
            <text:p>6</text:p>
          </table:table-cell>
          <table:table-cell table:style-name="ce87" table:formula="of:=INDIRECT(CONCATENATE([Stampe.$Y$2];&quot;.&quot;;&quot;N&quot;;([Stampe.$Y$2]+4+[.$B15])))" office:value-type="float" office:value="34" calcext:value-type="float">
            <text:p>34</text:p>
          </table:table-cell>
          <table:table-cell table:style-name="ce81" table:formula="of:=INDIRECT(CONCATENATE([Stampe.$Y$2];&quot;.&quot;;&quot;Q&quot;;([Stampe.$Y$2]+4+[.$B15])))" office:value-type="float" office:value="33" calcext:value-type="float">
            <text:p>33</text:p>
          </table:table-cell>
          <table:table-cell table:style-name="ce84" table:formula="of:=INDIRECT(CONCATENATE([Stampe.$Y$2];&quot;.&quot;;&quot;R&quot;;([Stampe.$Y$2]+4+[.$B15])))" office:value-type="float" office:value="20" calcext:value-type="float">
            <text:p>20</text:p>
          </table:table-cell>
          <table:table-cell table:style-name="ce84" table:formula="of:=INDIRECT(CONCATENATE([Stampe.$Y$2];&quot;.&quot;;&quot;S&quot;;([Stampe.$Y$2]+4+[.$B15])))" office:value-type="float" office:value="36" calcext:value-type="float">
            <text:p>36</text:p>
          </table:table-cell>
          <table:table-cell table:style-name="ce87" table:formula="of:=INDIRECT(CONCATENATE([Stampe.$Y$2];&quot;.&quot;;&quot;T&quot;;([Stampe.$Y$2]+4+[.$B15])))" office:value-type="float" office:value="40" calcext:value-type="float">
            <text:p>40</text:p>
          </table:table-cell>
          <table:table-cell table:style-name="ce84" table:formula="of:=INDIRECT(CONCATENATE([Stampe.$Y$2];&quot;.&quot;;&quot;W&quot;;([Stampe.$Y$2]+4+[.$B15])))" office:value-type="float" office:value="17" calcext:value-type="float">
            <text:p>17</text:p>
          </table:table-cell>
          <table:table-cell table:style-name="ce84" table:formula="of:=INDIRECT(CONCATENATE([Stampe.$Y$2];&quot;.&quot;;&quot;X&quot;;([Stampe.$Y$2]+4+[.$B15])))" office:value-type="float" office:value="29" calcext:value-type="float">
            <text:p>29</text:p>
          </table:table-cell>
          <table:table-cell table:style-name="ce84" table:formula="of:=INDIRECT(CONCATENATE([Stampe.$Y$2];&quot;.&quot;;&quot;Y&quot;;([Stampe.$Y$2]+4+[.$B15])))" office:value-type="float" office:value="4" calcext:value-type="float">
            <text:p>4</text:p>
          </table:table-cell>
          <table:table-cell table:style-name="ce87" table:formula="of:=INDIRECT(CONCATENATE([Stampe.$Y$2];&quot;.&quot;;&quot;Z&quot;;([Stampe.$Y$2]+4+[.$B15])))" office:value-type="float" office:value="21" calcext:value-type="float">
            <text:p>21</text:p>
          </table:table-cell>
          <table:table-cell table:number-columns-repeated="6"/>
        </table:table-row>
        <table:table-row table:style-name="ro5">
          <table:table-cell/>
          <table:table-cell table:style-name="ce3" table:formula="of:=[.B15]+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6" table:formula="of:=INDIRECT(CONCATENATE([Stampe.$Y$2];&quot;.&quot;;&quot;E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F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G&quot;;([Stampe.$Y$2]+4+[.$B16])))" office:value-type="string" office:string-value="-" calcext:value-type="string">
            <text:p>-</text:p>
          </table:table-cell>
          <table:table-cell table:style-name="ce10" table:formula="of:=INDIRECT(CONCATENATE([Stampe.$Y$2];&quot;.&quot;;&quot;H&quot;;([Stampe.$Y$2]+4+[.$B16])))" office:value-type="string" office:string-value="-" calcext:value-type="string">
            <text:p>-</text:p>
          </table:table-cell>
          <table:table-cell table:style-name="ce6" table:formula="of:=INDIRECT(CONCATENATE([Stampe.$Y$2];&quot;.&quot;;&quot;K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L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M&quot;;([Stampe.$Y$2]+4+[.$B16])))" office:value-type="string" office:string-value="-" calcext:value-type="string">
            <text:p>-</text:p>
          </table:table-cell>
          <table:table-cell table:style-name="ce10" table:formula="of:=INDIRECT(CONCATENATE([Stampe.$Y$2];&quot;.&quot;;&quot;N&quot;;([Stampe.$Y$2]+4+[.$B16])))" office:value-type="string" office:string-value="-" calcext:value-type="string">
            <text:p>-</text:p>
          </table:table-cell>
          <table:table-cell table:style-name="ce6" table:formula="of:=INDIRECT(CONCATENATE([Stampe.$Y$2];&quot;.&quot;;&quot;Q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R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S&quot;;([Stampe.$Y$2]+4+[.$B16])))" office:value-type="string" office:string-value="-" calcext:value-type="string">
            <text:p>-</text:p>
          </table:table-cell>
          <table:table-cell table:style-name="ce10" table:formula="of:=INDIRECT(CONCATENATE([Stampe.$Y$2];&quot;.&quot;;&quot;T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W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X&quot;;([Stampe.$Y$2]+4+[.$B16])))" office:value-type="string" office:string-value="-" calcext:value-type="string">
            <text:p>-</text:p>
          </table:table-cell>
          <table:table-cell table:style-name="ce8" table:formula="of:=INDIRECT(CONCATENATE([Stampe.$Y$2];&quot;.&quot;;&quot;Y&quot;;([Stampe.$Y$2]+4+[.$B16])))" office:value-type="string" office:string-value="-" calcext:value-type="string">
            <text:p>-</text:p>
          </table:table-cell>
          <table:table-cell table:style-name="ce10" table:formula="of:=INDIRECT(CONCATENATE([Stampe.$Y$2];&quot;.&quot;;&quot;Z&quot;;([Stampe.$Y$2]+4+[.$B16])))" office:value-type="string" office:string-value="-" calcext:value-type="string">
            <text:p>-</text:p>
          </table:table-cell>
          <table:table-cell table:number-columns-repeated="6"/>
        </table:table-row>
        <table:table-row table:style-name="ro5">
          <table:table-cell/>
          <table:table-cell table:style-name="ce3" table:formula="of:=[.B16]+1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6" table:formula="of:=INDIRECT(CONCATENATE([Stampe.$Y$2];&quot;.&quot;;&quot;E&quot;;([Stampe.$Y$2]+4+[.$B17])))" office:value-type="string" office:string-value="-" calcext:value-type="string">
            <text:p>-</text:p>
          </table:table-cell>
          <table:table-cell table:style-name="ce8" table:formula="of:=INDIRECT(CONCATENATE([Stampe.$Y$2];&quot;.&quot;;&quot;F&quot;;([Stampe.$Y$2]+4+[.$B17])))" office:value-type="string" office:string-value="-" calcext:value-type="string">
            <text:p>-</text:p>
          </table:table-cell>
          <table:table-cell table:style-name="ce8" table:formula="of:=INDIRECT(CONCATENATE([Stampe.$Y$2];&quot;.&quot;;&quot;G&quot;;([Stampe.$Y$2]+4+[.$B17])))" office:value-type="string" office:string-value="-" calcext:value-type="string">
            <text:p>-</text:p>
          </table:table-cell>
          <table:table-cell table:style-name="ce10" table:formula="of:=INDIRECT(CONCATENATE([Stampe.$Y$2];&quot;.&quot;;&quot;H&quot;;([Stampe.$Y$2]+4+[.$B17])))" office:value-type="string" office:string-value="-" calcext:value-type="string">
            <text:p>-</text:p>
          </table:table-cell>
          <table:table-cell table:style-name="ce6" table:formula="of:=INDIRECT(CONCATENATE([Stampe.$Y$2];&quot;.&quot;;&quot;K&quot;;([Stampe.$Y$2]+4+[.$B17])))" office:value-type="string" office:string-value="-" calcext:value-type="string">
            <text:p>-</text:p>
          </table:table-cell>
          <table:table-cell table:style-name="ce8" table:formula="of:=INDIRECT(CONCATENATE([Stampe.$Y$2];&quot;.&quot;;&quot;L&quot;;([Stampe.$Y$2]+4+[.$B17])))" office:value-type="string" office:string-value="-" calcext:value-type="string">
            <text:p>-</text:p>
          </table:table-cell>
          <table:table-cell table:style-name="ce8" table:formula="of:=INDIRECT(CONCATENATE([Stampe.$Y$2];&quot;.&quot;;&quot;M&quot;;([Stampe.$Y$2]+4+[.$B17])))" office:value-type="string" office:string-value="-" calcext:value-type="string">
            <text:p>-</text:p>
          </table:table-cell>
          <table:table-cell table:style-name="ce10" table:formula="of:=INDIRECT(CONCATENATE([Stampe.$Y$2];&quot;.&quot;;&quot;N&quot;;([Stampe.$Y$2]+4+[.$B17])))" office:value-type="string" office:string-value="-" calcext:value-type="string">
            <text:p>-</text:p>
          </table:table-cell>
          <table:table-cell table:style-name="ce6" table:formula="of:=INDIRECT(CONCATENATE([Stampe.$Y$2];&quot;.&quot;;&quot;Q&quot;;([Stampe.$Y$2]+4+[.$B17])))" office:value-type="string" office:string-value="-" calcext:value-type="string">
            <text:p>-</text:p>
          </table:table-cell>
          <table:table-cell table:style-name="ce8" table:formula="of:=INDIRECT(CONCATENATE([Stampe.$Y$2];&quot;.&quot;;&quot;R&quot;;([Stampe.$Y$2]+4+[.$B17])))" office:value-type="string" office:string-value="-" calcext:value-type="string">
            <text:p>-</text:p>
          </table:table-cell>
          <table:table-cell table:style-name="ce8" table:formula="of:=INDIRECT(CONCATENATE([Stampe.$Y$2];&quot;.&quot;;&quot;S&quot;;([Stampe.$Y$2]+4+[.$B17])))" office:value-type="string" office:string-value="-" calcext:value-type="string">
            <text:p>-</text:p>
          </table:table-cell>
          <table:table-cell table:style-name="ce10" table:formula="of:=INDIRECT(CONCATENATE([Stampe.$Y$2];&quot;.&quot;;&quot;T&quot;;([Stampe.$Y$2]+4+[.$B17])))" office:value-type="string" office:string-value="-" calcext:value-type="string">
            <text:p>-</text:p>
          </table:table-cell>
          <table:table-cell table:style-name="ce8" table:formula="of:=INDIRECT(CONCATENATE([Stampe.$Y$2];&quot;.&quot;;&quot;W&quot;;([Stampe.$Y$2]+4+[.$B17])))" office:value-type="string" office:string-value="-" calcext:value-type="string">
            <text:p>-</text:p>
          </table:table-cell>
          <table:table-cell table:style-name="ce8" table:formula="of:=INDIRECT(CONCATENATE([Stampe.$Y$2];&quot;.&quot;;&quot;X&quot;;([Stampe.$Y$2]+4+[.$B17])))" office:value-type="string" office:string-value="-" calcext:value-type="string">
            <text:p>-</text:p>
          </table:table-cell>
          <table:table-cell table:style-name="ce8" table:formula="of:=INDIRECT(CONCATENATE([Stampe.$Y$2];&quot;.&quot;;&quot;Y&quot;;([Stampe.$Y$2]+4+[.$B17])))" office:value-type="string" office:string-value="-" calcext:value-type="string">
            <text:p>-</text:p>
          </table:table-cell>
          <table:table-cell table:style-name="ce10" table:formula="of:=INDIRECT(CONCATENATE([Stampe.$Y$2];&quot;.&quot;;&quot;Z&quot;;([Stampe.$Y$2]+4+[.$B17])))" office:value-type="string" office:string-value="-" calcext:value-type="string">
            <text:p>-</text:p>
          </table:table-cell>
          <table:table-cell table:number-columns-repeated="6"/>
        </table:table-row>
        <table:table-row table:style-name="ro1" table:number-rows-repeated="1048527">
          <table:table-cell table:number-columns-repeated="25"/>
        </table:table-row>
        <table:table-row table:style-name="ro6" table:number-rows-repeated="31">
          <table:table-cell table:number-columns-repeated="25"/>
        </table:table-row>
        <table:table-row table:style-name="ro6">
          <table:table-cell table:number-columns-repeated="25"/>
        </table:table-row>
        <calcext:conditional-formats>
          <calcext:conditional-format calcext:target-range-address="Formazioni.D7:Formazioni.S17 Formazioni.E6:Formazioni.S6">
            <calcext:condition calcext:apply-style-name="Untitled2" calcext:value="=-1" calcext:base-cell-address="Formazioni.D6"/>
          </calcext:conditional-format>
          <calcext:conditional-format calcext:target-range-address="Formazioni.D6:Formazioni.D6">
            <calcext:condition calcext:apply-style-name="Untitled2" calcext:value="=-1" calcext:base-cell-address="Formazioni.D6"/>
          </calcext:conditional-format>
        </calcext:conditional-formats>
      </table:table>
      <table:table table:name="Stampe" table:style-name="ta1">
        <table:table-column table:style-name="co7" table:number-columns-repeated="8" table:default-cell-style-name="ce25"/>
        <table:table-column table:style-name="co8" table:number-columns-repeated="2" table:default-cell-style-name="ce66"/>
        <table:table-column table:style-name="co7" table:number-columns-repeated="1012" table:default-cell-style-name="ce66"/>
        <table:table-column table:style-name="co7" table:number-columns-repeated="2" table:default-cell-style-name="Default"/>
        <table:table-row table:style-name="ro7">
          <table:table-cell table:style-name="ce13" office:value-type="float" office:value="1" calcext:value-type="float" table:number-columns-spanned="3" table:number-rows-spanned="3">
            <text:p>1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office:value-type="float" office:value="2" calcext:value-type="float" table:number-columns-spanned="3" table:number-rows-spanned="3">
            <text:p>2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/>
          <table:table-cell table:style-name="ce73" office:value-type="string" calcext:value-type="string" table:number-columns-spanned="4" table:number-rows-spanned="1">
            <text:p>N GIOCATORI</text:p>
          </table:table-cell>
          <table:covered-table-cell table:number-columns-repeated="3" table:style-name="ce74"/>
          <table:table-cell table:style-name="ce73" office:value-type="float" office:value="40" calcext:value-type="float">
            <text:p>40</text:p>
          </table:table-cell>
          <table:table-cell table:number-columns-repeated="999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1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1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style-name="Default"/>
          <table:table-cell/>
          <table:table-cell table:style-name="Default"/>
          <table:table-cell table:style-name="ce75" table:number-columns-repeated="3"/>
          <table:table-cell table:number-columns-repeated="999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3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1]);IF(([.A1]+2)&lt;=[.$Y$2];[.A1]+2;&quot;-&quot;); &quot; - &quot;)" office:value-type="float" office:value="3" calcext:value-type="float" table:number-columns-spanned="3" table:number-rows-spanned="3">
            <text:p>3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7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]);IF(([.K1]+2)&lt;=[.$Y$2];[.K1]+2;&quot;-&quot;); &quot; - &quot;)" office:value-type="float" office:value="4" calcext:value-type="float" table:number-columns-spanned="3" table:number-rows-spanned="3">
            <text:p>4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7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17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17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7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7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7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7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7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7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17]);IF(([.A17]+2)&lt;=[.$Y$2];[.A17]+2;&quot;-&quot;); &quot; - &quot;)" office:value-type="float" office:value="5" calcext:value-type="float" table:number-columns-spanned="3" table:number-rows-spanned="3">
            <text:p>5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3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7]);IF(([.K17]+2)&lt;=[.$Y$2];[.K17]+2;&quot;-&quot;); &quot; - &quot;)" office:value-type="float" office:value="6" calcext:value-type="float" table:number-columns-spanned="3" table:number-rows-spanned="3">
            <text:p>6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3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33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33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3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3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3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3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3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3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33]);IF(([.A33]+2)&lt;=[.$Y$2];[.A33]+2;&quot;-&quot;); &quot; - &quot;)" office:value-type="float" office:value="7" calcext:value-type="float" table:number-columns-spanned="3" table:number-rows-spanned="3">
            <text:p>7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49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33]);IF(([.K33]+2)&lt;=[.$Y$2];[.K33]+2;&quot;-&quot;); &quot; - &quot;)" office:value-type="float" office:value="8" calcext:value-type="float" table:number-columns-spanned="3" table:number-rows-spanned="3">
            <text:p>8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49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49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49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49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49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49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49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49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49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3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49]);IF(([.A49]+2)&lt;=[.$Y$2];[.A49]+2;&quot;-&quot;); &quot; - &quot;)" office:value-type="float" office:value="9" calcext:value-type="float" table:number-columns-spanned="3" table:number-rows-spanned="3">
            <text:p>9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65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49]);IF(([.K49]+2)&lt;=[.$Y$2];[.K49]+2;&quot;-&quot;); &quot; - &quot;)" office:value-type="float" office:value="10" calcext:value-type="float" table:number-columns-spanned="3" table:number-rows-spanned="3">
            <text:p>10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65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65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65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65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65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65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65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65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65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65]);IF(([.A65]+2)&lt;=[.$Y$2];[.A65]+2;&quot;-&quot;); &quot; - &quot;)" office:value-type="float" office:value="11" calcext:value-type="float" table:number-columns-spanned="3" table:number-rows-spanned="3">
            <text:p>11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81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65]);IF(([.K65]+2)&lt;=[.$Y$2];[.K65]+2;&quot;-&quot;); &quot; - &quot;)" office:value-type="float" office:value="12" calcext:value-type="float" table:number-columns-spanned="3" table:number-rows-spanned="3">
            <text:p>12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81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81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81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81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81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81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81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81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81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81]);IF(([.A81]+2)&lt;=[.$Y$2];[.A81]+2;&quot;-&quot;); &quot; - &quot;)" office:value-type="float" office:value="13" calcext:value-type="float" table:number-columns-spanned="3" table:number-rows-spanned="3">
            <text:p>13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97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81]);IF(([.K81]+2)&lt;=[.$Y$2];[.K81]+2;&quot;-&quot;); &quot; - &quot;)" office:value-type="float" office:value="14" calcext:value-type="float" table:number-columns-spanned="3" table:number-rows-spanned="3">
            <text:p>14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97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97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97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97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97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97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97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97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97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3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97]);IF(([.A97]+2)&lt;=[.$Y$2];[.A97]+2;&quot;-&quot;); &quot; - &quot;)" office:value-type="float" office:value="15" calcext:value-type="float" table:number-columns-spanned="3" table:number-rows-spanned="3">
            <text:p>15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13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97]);IF(([.K97]+2)&lt;=[.$Y$2];[.K97]+2;&quot;-&quot;); &quot; - &quot;)" office:value-type="float" office:value="16" calcext:value-type="float" table:number-columns-spanned="3" table:number-rows-spanned="3">
            <text:p>16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13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113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113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13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13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13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13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13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13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113]);IF(([.A113]+2)&lt;=[.$Y$2];[.A113]+2;&quot;-&quot;); &quot; - &quot;)" office:value-type="float" office:value="17" calcext:value-type="float" table:number-columns-spanned="3" table:number-rows-spanned="3">
            <text:p>17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29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13]);IF(([.K113]+2)&lt;=[.$Y$2];[.K113]+2;&quot;-&quot;); &quot; - &quot;)" office:value-type="float" office:value="18" calcext:value-type="float" table:number-columns-spanned="3" table:number-rows-spanned="3">
            <text:p>18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29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129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129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29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29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29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29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29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29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129]);IF(([.A129]+2)&lt;=[.$Y$2];[.A129]+2;&quot;-&quot;); &quot; - &quot;)" office:value-type="float" office:value="19" calcext:value-type="float" table:number-columns-spanned="3" table:number-rows-spanned="3">
            <text:p>19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45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29]);IF(([.K129]+2)&lt;=[.$Y$2];[.K129]+2;&quot;-&quot;); &quot; - &quot;)" office:value-type="float" office:value="20" calcext:value-type="float" table:number-columns-spanned="3" table:number-rows-spanned="3">
            <text:p>20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45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145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145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45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45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45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45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45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45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3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145]);IF(([.A145]+2)&lt;=[.$Y$2];[.A145]+2;&quot;-&quot;); &quot; - &quot;)" office:value-type="float" office:value="21" calcext:value-type="float" table:number-columns-spanned="3" table:number-rows-spanned="3">
            <text:p>21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61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45]);IF(([.K145]+2)&lt;=[.$Y$2];[.K145]+2;&quot;-&quot;); &quot; - &quot;)" office:value-type="float" office:value="22" calcext:value-type="float" table:number-columns-spanned="3" table:number-rows-spanned="3">
            <text:p>22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61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161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161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61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61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61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61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61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61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161]);IF(([.A161]+2)&lt;=[.$Y$2];[.A161]+2;&quot;-&quot;); &quot; - &quot;)" office:value-type="float" office:value="23" calcext:value-type="float" table:number-columns-spanned="3" table:number-rows-spanned="3">
            <text:p>23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77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61]);IF(([.K161]+2)&lt;=[.$Y$2];[.K161]+2;&quot;-&quot;); &quot; - &quot;)" office:value-type="float" office:value="24" calcext:value-type="float" table:number-columns-spanned="3" table:number-rows-spanned="3">
            <text:p>24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77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7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177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177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7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77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77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7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77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77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7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77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77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177]);IF(([.A177]+2)&lt;=[.$Y$2];[.A177]+2;&quot;-&quot;); &quot; - &quot;)" office:value-type="float" office:value="25" calcext:value-type="float" table:number-columns-spanned="3" table:number-rows-spanned="3">
            <text:p>25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193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77]);IF(([.K177]+2)&lt;=[.$Y$2];[.K177]+2;&quot;-&quot;); &quot; - &quot;)" office:value-type="float" office:value="26" calcext:value-type="float" table:number-columns-spanned="3" table:number-rows-spanned="3">
            <text:p>26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193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193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193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193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193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193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193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193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193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3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193]);IF(([.A193]+2)&lt;=[.$Y$2];[.A193]+2;&quot;-&quot;); &quot; - &quot;)" office:value-type="float" office:value="27" calcext:value-type="float" table:number-columns-spanned="3" table:number-rows-spanned="3">
            <text:p>27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09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193]);IF(([.K193]+2)&lt;=[.$Y$2];[.K193]+2;&quot;-&quot;); &quot; - &quot;)" office:value-type="float" office:value="28" calcext:value-type="float" table:number-columns-spanned="3" table:number-rows-spanned="3">
            <text:p>28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09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209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209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09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09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09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09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09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09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209]);IF(([.A209]+2)&lt;=[.$Y$2];[.A209]+2;&quot;-&quot;); &quot; - &quot;)" office:value-type="float" office:value="29" calcext:value-type="float" table:number-columns-spanned="3" table:number-rows-spanned="3">
            <text:p>29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25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09]);IF(([.K209]+2)&lt;=[.$Y$2];[.K209]+2;&quot;-&quot;); &quot; - &quot;)" office:value-type="float" office:value="30" calcext:value-type="float" table:number-columns-spanned="3" table:number-rows-spanned="3">
            <text:p>30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25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225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225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25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25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25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25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25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25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225]);IF(([.A225]+2)&lt;=[.$Y$2];[.A225]+2;&quot;-&quot;); &quot; - &quot;)" office:value-type="float" office:value="31" calcext:value-type="float" table:number-columns-spanned="3" table:number-rows-spanned="3">
            <text:p>31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41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25]);IF(([.K225]+2)&lt;=[.$Y$2];[.K225]+2;&quot;-&quot;); &quot; - &quot;)" office:value-type="float" office:value="32" calcext:value-type="float" table:number-columns-spanned="3" table:number-rows-spanned="3">
            <text:p>32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41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241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241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41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41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41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41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41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41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3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241]);IF(([.A241]+2)&lt;=[.$Y$2];[.A241]+2;&quot;-&quot;); &quot; - &quot;)" office:value-type="float" office:value="33" calcext:value-type="float" table:number-columns-spanned="3" table:number-rows-spanned="3">
            <text:p>33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57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41]);IF(([.K241]+2)&lt;=[.$Y$2];[.K241]+2;&quot;-&quot;); &quot; - &quot;)" office:value-type="float" office:value="34" calcext:value-type="float" table:number-columns-spanned="3" table:number-rows-spanned="3">
            <text:p>34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57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257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257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57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57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57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57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57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57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257]);IF(([.A257]+2)&lt;=[.$Y$2];[.A257]+2;&quot;-&quot;); &quot; - &quot;)" office:value-type="float" office:value="35" calcext:value-type="float" table:number-columns-spanned="3" table:number-rows-spanned="3">
            <text:p>35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73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57]);IF(([.K257]+2)&lt;=[.$Y$2];[.K257]+2;&quot;-&quot;); &quot; - &quot;)" office:value-type="float" office:value="36" calcext:value-type="float" table:number-columns-spanned="3" table:number-rows-spanned="3">
            <text:p>36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73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273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273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73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73]+2)))" office:value-type="float" office:value="5" calcext:value-type="float">
            <text:p>5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73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73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73]+2)))" office:value-type="float" office:value="2" calcext:value-type="float">
            <text:p>2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73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273]);IF(([.A273]+2)&lt;=[.$Y$2];[.A273]+2;&quot;-&quot;); &quot; - &quot;)" office:value-type="float" office:value="37" calcext:value-type="float" table:number-columns-spanned="3" table:number-rows-spanned="3">
            <text:p>37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289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73]);IF(([.K273]+2)&lt;=[.$Y$2];[.K273]+2;&quot;-&quot;); &quot; - &quot;)" office:value-type="float" office:value="38" calcext:value-type="float" table:number-columns-spanned="3" table:number-rows-spanned="3">
            <text:p>38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289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289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289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289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289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289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289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289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289]+2)))" office:value-type="float" office:value="8" calcext:value-type="float">
            <text:p>8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3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289]);IF(([.A289]+2)&lt;=[.$Y$2];[.A289]+2;&quot;-&quot;); &quot; - &quot;)" office:value-type="float" office:value="39" calcext:value-type="float" table:number-columns-spanned="3" table:number-rows-spanned="3">
            <text:p>39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05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289]);IF(([.K289]+2)&lt;=[.$Y$2];[.K289]+2;&quot;-&quot;); &quot; - &quot;)" office:value-type="float" office:value="40" calcext:value-type="float" table:number-columns-spanned="3" table:number-rows-spanned="3">
            <text:p>40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05]+2))); &quot; Giocatori&quot; )" office:value-type="string" office:string-value="40 Giocatori" calcext:value-type="string" table:number-columns-spanned="2" table:number-rows-spanned="1">
            <text:p>40 Giocatori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305]+2)))" office:value-type="float" office:value="1" calcext:value-type="float">
            <text:p>1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305]+2)))" office:value-type="float" office:value="9" calcext:value-type="float">
            <text:p>9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05]+2)))" office:value-type="float" office:value="6" calcext:value-type="float">
            <text:p>6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05]+2)))" office:value-type="float" office:value="7" calcext:value-type="float">
            <text:p>7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05]+2)))" office:value-type="float" office:value="3" calcext:value-type="float">
            <text:p>3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05]+2)))" office:value-type="float" office:value="10" calcext:value-type="float">
            <text:p>10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05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05]+2)))" office:value-type="float" office:value="4" calcext:value-type="float">
            <text:p>4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305]);IF(([.A305]+2)&lt;=[.$Y$2];[.A305]+2;&quot;-&quot;); &quot; - &quot;)" office:value-type="string" office:string-value="-" calcext:value-type="string" table:number-columns-spanned="3" table:number-rows-spanned="3">
            <text:p>-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21]+2))); &quot; Giocatori&quot; )" office:value-type="string" office:string-value="" calcext:value-type="error" table:number-columns-spanned="2" table:number-rows-spanned="1">
            <text:p>#VALOR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305]);IF(([.K305]+2)&lt;=[.$Y$2];[.K305]+2;&quot;-&quot;); &quot; - &quot;)" office:value-type="string" office:string-value="-" calcext:value-type="string" table:number-columns-spanned="3" table:number-rows-spanned="3">
            <text:p>-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21]+2))); &quot; Giocatori&quot; )" office:value-type="string" office:string-value="" calcext:value-type="error" table:number-columns-spanned="2" table:number-rows-spanned="1">
            <text:p>#VALOR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321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321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21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21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21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21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21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21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321]);IF(([.A321]+2)&lt;=[.$Y$2];[.A32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37]+2))); &quot; Giocatori&quot; )" office:value-type="string" office:string-value="" calcext:value-type="error" table:number-columns-spanned="2" table:number-rows-spanned="1">
            <text:p>#VALOR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321]);IF(([.K321]+2)&lt;=[.$Y$2];[.K321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37]+2))); &quot; Giocatori&quot; )" office:value-type="string" office:string-value="" calcext:value-type="error" table:number-columns-spanned="2" table:number-rows-spanned="1">
            <text:p>#VALOR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337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337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37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37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37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37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37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37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3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2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337]);IF(([.A337]+2)&lt;=[.$Y$2];[.A33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53]+2))); &quot; Giocatori&quot; )" office:value-type="string" office:string-value="" calcext:value-type="error" table:number-columns-spanned="2" table:number-rows-spanned="1">
            <text:p>#VALOR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337]);IF(([.K337]+2)&lt;=[.$Y$2];[.K337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53]+2))); &quot; Giocatori&quot; )" office:value-type="string" office:string-value="" calcext:value-type="error" table:number-columns-spanned="2" table:number-rows-spanned="1">
            <text:p>#VALOR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353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353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53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53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53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53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53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53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7">
          <table:table-cell table:style-name="ce13" table:formula="of:=IF(ISNONTEXT([.A353]);IF(([.A353]+2)&lt;=[.$Y$2];[.A35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A369]+2))); &quot; Giocatori&quot; )" office:value-type="string" office:string-value="" calcext:value-type="error" table:number-columns-spanned="2" table:number-rows-spanned="1">
            <text:p>#VALORE!</text:p>
          </table:table-cell>
          <table:covered-table-cell table:style-name="ce54"/>
          <table:table-cell table:style-name="ce62"/>
          <table:table-cell table:style-name="ce67"/>
          <table:table-cell table:style-name="ce13" table:formula="of:=IF(ISNONTEXT([.K353]);IF(([.K353]+2)&lt;=[.$Y$2];[.K353]+2;&quot;-&quot;); &quot; - &quot;)" office:value-type="string" office:string-value=" - " calcext:value-type="string" table:number-columns-spanned="3" table:number-rows-spanned="3">
            <text:p><text:s/>- </text:p>
          </table:table-cell>
          <table:covered-table-cell table:style-name="ce26"/>
          <table:covered-table-cell table:style-name="ce31"/>
          <table:table-cell table:style-name="ce38" office:value-type="string" calcext:value-type="string" table:number-columns-spanned="3" table:number-rows-spanned="1">
            <text:p>Torneo Scala 40</text:p>
          </table:table-cell>
          <table:covered-table-cell table:number-columns-repeated="2" table:style-name="ce31"/>
          <table:table-cell table:style-name="ce51" table:formula="of:=CONCATENATE(INDIRECT(CONCATENATE([.$Y$2];&quot;.&quot;;&quot;A&quot;;([.K369]+2))); &quot; Giocatori&quot; )" office:value-type="string" office:string-value="" calcext:value-type="error" table:number-columns-spanned="2" table:number-rows-spanned="1">
            <text:p>#VALORE!</text:p>
          </table:table-cell>
          <table:covered-table-cell table:style-name="ce54"/>
          <table:table-cell table:style-name="ce70"/>
          <table:table-cell table:number-columns-repeated="1005"/>
        </table:table-row>
        <table:table-row table:style-name="ro8"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62"/>
          <table:table-cell table:style-name="ce67"/>
          <table:covered-table-cell table:number-columns-repeated="2" table:style-name="ce92"/>
          <table:covered-table-cell table:style-name="ce27"/>
          <table:table-cell table:style-name="ce39" table:number-columns-spanned="5" table:number-rows-spanned="1"/>
          <table:covered-table-cell table:number-columns-repeated="3" table:style-name="ce45"/>
          <table:covered-table-cell table:style-name="ce55"/>
          <table:table-cell table:style-name="ce70"/>
          <table:table-cell table:number-columns-repeated="1005"/>
        </table:table-row>
        <table:table-row table:style-name="ro9"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62"/>
          <table:table-cell table:style-name="ce67"/>
          <table:covered-table-cell table:style-name="ce15"/>
          <table:covered-table-cell table:number-columns-repeated="2" table:style-name="ce27"/>
          <table:table-cell table:style-name="ce40" table:number-columns-spanned="5" table:number-rows-spanned="1"/>
          <table:covered-table-cell table:number-columns-repeated="3" table:style-name="ce46"/>
          <table:covered-table-cell table:style-name="ce56"/>
          <table:table-cell table:style-name="ce70"/>
          <table:table-cell table:number-columns-repeated="1005"/>
        </table:table-row>
        <table:table-row table:style-name="ro10"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62"/>
          <table:table-cell table:style-name="ce67"/>
          <table:table-cell table:style-name="ce94" office:value-type="string" calcext:value-type="string" table:number-columns-spanned="1" table:number-rows-spanned="2">
            <text:p>Partita</text:p>
          </table:table-cell>
          <table:table-cell table:style-name="ce94" office:value-type="string" calcext:value-type="string" table:number-columns-spanned="1" table:number-rows-spanned="2">
            <text:p>Tavolo</text:p>
          </table:table-cell>
          <table:table-cell table:style-name="ce96" office:value-type="string" calcext:value-type="string" table:number-columns-spanned="4" table:number-rows-spanned="1">
            <text:p>Manches</text:p>
          </table:table-cell>
          <table:covered-table-cell table:style-name="ce41"/>
          <table:covered-table-cell table:number-columns-repeated="2" table:style-name="ce126"/>
          <table:table-cell table:style-name="ce126"/>
          <table:table-cell table:style-name="ce57"/>
          <table:table-cell table:style-name="ce70"/>
          <table:table-cell table:number-columns-repeated="1005"/>
        </table:table-row>
        <table:table-row table:style-name="ro10"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62"/>
          <table:table-cell table:style-name="ce67"/>
          <table:covered-table-cell table:style-name="ce17"/>
          <table:covered-table-cell table:style-name="ce9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96" office:value-type="string" calcext:value-type="string" table:number-columns-spanned="2" table:number-rows-spanned="1">
            <text:p>TOT</text:p>
          </table:table-cell>
          <table:covered-table-cell table:style-name="ce41"/>
          <table:table-cell table:style-name="ce70"/>
          <table:table-cell table:number-columns-repeated="1005"/>
        </table:table-row>
        <table:table-row table:style-name="ro11"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A369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96" office:value-type="string" calcext:value-type="string">
            <text:p>I</text:p>
          </table:table-cell>
          <table:table-cell table:style-name="ce16" table:formula="of:=INDIRECT(CONCATENATE([.$Y$2];&quot;.&quot;;&quot;D&quot;;([.K369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A369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</text:p>
          </table:table-cell>
          <table:table-cell table:style-name="ce16" table:formula="of:=INDIRECT(CONCATENATE([.$Y$2];&quot;.&quot;;&quot;J&quot;;([.K369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A369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II</text:p>
          </table:table-cell>
          <table:table-cell table:style-name="ce16" table:formula="of:=INDIRECT(CONCATENATE([.$Y$2];&quot;.&quot;;&quot;P&quot;;([.K369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1"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A369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62"/>
          <table:table-cell table:style-name="ce67"/>
          <table:table-cell table:style-name="ce16" office:value-type="string" calcext:value-type="string">
            <text:p>IV</text:p>
          </table:table-cell>
          <table:table-cell table:style-name="ce16" table:formula="of:=INDIRECT(CONCATENATE([.$Y$2];&quot;.&quot;;&quot;V&quot;;([.K369]+2)))" office:value-type="string" office:string-value="" calcext:value-type="error">
            <text:p>#VALORE!</text:p>
          </table:table-cell>
          <table:table-cell table:style-name="ce33" table:number-columns-repeated="4"/>
          <table:table-cell table:style-name="ce52"/>
          <table:table-cell table:style-name="ce58"/>
          <table:table-cell table:style-name="ce70"/>
          <table:table-cell table:number-columns-repeated="1005"/>
        </table:table-row>
        <table:table-row table:style-name="ro12"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62"/>
          <table:table-cell table:style-name="ce67"/>
          <table:table-cell table:style-name="ce19" office:value-type="string" calcext:value-type="string" table:number-columns-spanned="6" table:number-rows-spanned="1">
            <text:p>TOTALE</text:p>
          </table:table-cell>
          <table:covered-table-cell table:style-name="ce28"/>
          <table:covered-table-cell table:style-name="ce34"/>
          <table:covered-table-cell table:number-columns-repeated="2" table:style-name="ce42"/>
          <table:covered-table-cell table:style-name="ce48"/>
          <table:table-cell table:style-name="ce53" table:number-columns-spanned="2" table:number-rows-spanned="1"/>
          <table:covered-table-cell table:style-name="ce59"/>
          <table:table-cell table:style-name="ce70"/>
          <table:table-cell table:number-columns-repeated="1005"/>
        </table:table-row>
        <table:table-row table:style-name="ro16"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64"/>
          <table:table-cell table:style-name="ce67"/>
          <table:table-cell table:style-name="ce20"/>
          <table:table-cell table:style-name="ce29"/>
          <table:table-cell table:style-name="ce35"/>
          <table:table-cell table:style-name="ce43" table:number-columns-repeated="2"/>
          <table:table-cell table:style-name="ce49"/>
          <table:table-cell table:style-name="ce29"/>
          <table:table-cell table:style-name="ce60"/>
          <table:table-cell table:style-name="ce70"/>
          <table:table-cell table:number-columns-repeated="1005"/>
        </table:table-row>
        <table:table-row table:style-name="ro14"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62"/>
          <table:table-cell table:style-name="ce67"/>
          <table:table-cell table:style-name="ce21"/>
          <table:table-cell table:style-name="ce109"/>
          <table:table-cell table:style-name="ce36" office:value-type="string" calcext:value-type="string" table:number-columns-spanned="4" table:number-rows-spanned="1">
            <text:p>Regole Punteggi</text:p>
          </table:table-cell>
          <table:covered-table-cell table:number-columns-repeated="3" table:style-name="ce109"/>
          <table:table-cell table:style-name="ce109"/>
          <table:table-cell table:style-name="ce61"/>
          <table:table-cell table:style-name="ce70"/>
          <table:table-cell table:number-columns-repeated="1005"/>
        </table:table-row>
        <table:table-row table:style-name="ro14"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CHIUDE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4 PT.</text:p>
          </table:table-cell>
          <table:table-cell table:style-name="ce101" office:value-type="string" calcext:value-type="string" table:number-columns-spanned="3" table:number-rows-spanned="1">
            <text:p>CHI PAGA DA 11 A 40</text:p>
          </table:table-cell>
          <table:covered-table-cell table:style-name="ce50"/>
          <table:covered-table-cell table:style-name="ce37"/>
          <table:table-cell table:style-name="ce44" office:value-type="string" calcext:value-type="string">
            <text:p>2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4"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63"/>
          <table:table-cell table:style-name="ce68"/>
          <table:table-cell table:style-name="ce101" office:value-type="string" calcext:value-type="string" table:number-columns-spanned="3" table:number-rows-spanned="1">
            <text:p>CHI PAGA DA 2 A 10</text:p>
          </table:table-cell>
          <table:covered-table-cell table:style-name="ce101"/>
          <table:covered-table-cell table:style-name="ce37"/>
          <table:table-cell table:style-name="ce44" office:value-type="string" calcext:value-type="string">
            <text:p>3 PT.</text:p>
          </table:table-cell>
          <table:table-cell table:style-name="ce101" office:value-type="string" calcext:value-type="string" table:number-columns-spanned="3" table:number-rows-spanned="1">
            <text:p>CHI PAGA DA 40 IN POI</text:p>
          </table:table-cell>
          <table:covered-table-cell table:number-columns-repeated="2" table:style-name="ce37"/>
          <table:table-cell table:style-name="ce44" office:value-type="string" calcext:value-type="string">
            <text:p>1 PT.</text:p>
          </table:table-cell>
          <table:table-cell table:style-name="ce71"/>
          <table:table-cell table:style-name="ce72" table:number-columns-repeated="1003"/>
          <table:table-cell table:number-columns-repeated="2"/>
        </table:table-row>
        <table:table-row table:style-name="ro15">
          <table:table-cell table:style-name="ce23" table:number-columns-repeated="8"/>
          <table:table-cell table:style-name="ce64"/>
          <table:table-cell table:style-name="ce67"/>
          <table:table-cell table:style-name="ce64" table:number-columns-repeated="8"/>
          <table:table-cell table:style-name="ce70"/>
          <table:table-cell table:number-columns-repeated="1005"/>
        </table:table-row>
        <table:table-row table:style-name="ro15">
          <table:table-cell table:style-name="ce24" table:number-columns-repeated="8"/>
          <table:table-cell table:style-name="ce65"/>
          <table:table-cell table:style-name="ce69"/>
          <table:table-cell table:style-name="ce65" table:number-columns-repeated="8"/>
          <table:table-cell table:style-name="ce70"/>
          <table:table-cell table:number-columns-repeated="1005"/>
        </table:table-row>
        <table:table-row table:style-name="ro18" table:number-rows-repeated="104819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16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77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77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77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77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2">
          <table:table-cell table:number-columns-repeated="26"/>
          <table:table-cell table:style-name="Default" table:number-columns-repeated="998"/>
        </table:table-row>
        <table:table-row table:style-name="ro18" table:number-rows-repeated="104854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19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 table:style-name="Default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 table:style-name="Default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 table:style-name="Default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</table:table-row>
      </table:table>
      <table:table table:name="20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3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3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 table:style-name="Default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 table:style-name="Default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 table:style-name="Default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table:number-columns-repeated="26" office:value-type="string" calcext:value-type="string">
            <text:p>-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</table:table-row>
      </table:table>
      <table:table table:name="2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20" table:number-columns-repeated="2" table:default-cell-style-name="ce76"/>
        <table:table-column table:style-name="co19" table:number-columns-repeated="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9" table:number-columns-repeated="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9" table:number-columns-repeated="4" table:default-cell-style-name="Default"/>
        <table:table-column table:style-name="co6" table:number-columns-repeated="998" table:default-cell-style-name="Default"/>
        <table:table-row table:style-name="ro18">
          <table:table-cell table:style-name="ce76" office:value-type="string" calcext:value-type="string">
            <text:p>TOT</text:p>
          </table:table-cell>
          <table:table-cell table:style-name="ce76"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76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76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76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76"/>
          <table:table-cell table:number-columns-repeated="998"/>
        </table:table-row>
        <table:table-row table:style-name="ro18">
          <table:table-cell table:style-name="ce76" office:value-type="string" calcext:value-type="string">
            <text:p>Giocatori</text:p>
          </table:table-cell>
          <table:table-cell table:style-name="ce76" office:value-type="string" calcext:value-type="string">
            <text:p>Giocatore </text:p>
          </table:table-cell>
          <table:covered-table-cell table:number-columns-repeated="2"/>
          <table:table-cell table:style-name="ce76" office:value-type="float" office:value="1.1" calcext:value-type="float">
            <text:p>1,1</text:p>
          </table:table-cell>
          <table:table-cell table:style-name="ce76" office:value-type="float" office:value="1.2" calcext:value-type="float">
            <text:p>1,2</text:p>
          </table:table-cell>
          <table:table-cell table:style-name="ce76" office:value-type="float" office:value="1.3" calcext:value-type="float">
            <text:p>1,3</text:p>
          </table:table-cell>
          <table:table-cell table:style-name="ce76" office:value-type="float" office:value="1.4" calcext:value-type="float">
            <text:p>1,4</text:p>
          </table:table-cell>
          <table:covered-table-cell table:number-columns-repeated="2"/>
          <table:table-cell table:style-name="ce76" office:value-type="float" office:value="2.1" calcext:value-type="float">
            <text:p>2,1</text:p>
          </table:table-cell>
          <table:table-cell table:style-name="ce76" office:value-type="float" office:value="2.2" calcext:value-type="float">
            <text:p>2,2</text:p>
          </table:table-cell>
          <table:table-cell table:style-name="ce76" office:value-type="float" office:value="2.3" calcext:value-type="float">
            <text:p>2,3</text:p>
          </table:table-cell>
          <table:table-cell table:style-name="ce76" office:value-type="float" office:value="2.4" calcext:value-type="float">
            <text:p>2,4</text:p>
          </table:table-cell>
          <table:covered-table-cell table:number-columns-repeated="2"/>
          <table:table-cell table:style-name="ce76" office:value-type="float" office:value="3.1" calcext:value-type="float">
            <text:p>3,1</text:p>
          </table:table-cell>
          <table:table-cell table:style-name="ce76" office:value-type="float" office:value="3.2" calcext:value-type="float">
            <text:p>3,2</text:p>
          </table:table-cell>
          <table:table-cell table:style-name="ce76" office:value-type="float" office:value="3.3" calcext:value-type="float">
            <text:p>3,3</text:p>
          </table:table-cell>
          <table:table-cell table:style-name="ce76" office:value-type="float" office:value="3.4" calcext:value-type="float">
            <text:p>3,4</text:p>
          </table:table-cell>
          <table:covered-table-cell table:number-columns-repeated="2"/>
          <table:table-cell table:style-name="ce76" office:value-type="float" office:value="4.1" calcext:value-type="float">
            <text:p>4,1</text:p>
          </table:table-cell>
          <table:table-cell table:style-name="ce76" office:value-type="float" office:value="4.2" calcext:value-type="float">
            <text:p>4,2</text:p>
          </table:table-cell>
          <table:table-cell table:style-name="ce76" office:value-type="float" office:value="4.3" calcext:value-type="float">
            <text:p>4,3</text:p>
          </table:table-cell>
          <table:table-cell table:style-name="ce76"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9" calcext:value-type="float">
            <text:p>19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7" calcext:value-type="float">
            <text:p>7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5" calcext:value-type="float">
            <text:p>15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7" calcext:value-type="float">
            <text:p>17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7" calcext:value-type="float">
            <text:p>7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9" calcext:value-type="float">
            <text:p>19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7" calcext:value-type="float">
            <text:p>17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7" calcext:value-type="float">
            <text:p>17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5" calcext:value-type="float">
            <text:p>15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7" calcext:value-type="float">
            <text:p>7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7" calcext:value-type="float">
            <text:p>17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7" calcext:value-type="float">
            <text:p>7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8" calcext:value-type="float">
            <text:p>18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9" calcext:value-type="float">
            <text:p>19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9" calcext:value-type="float">
            <text:p>19</text:p>
          </table:table-cell>
          <table:table-cell table:style-name="ce76" table:number-columns-repeated="998"/>
        </table:table-row>
        <table:table-row table:style-name="ro18"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5" calcext:value-type="float">
            <text:p>15</text:p>
          </table:table-cell>
          <table:table-cell table:style-name="ce76" table:number-columns-repeated="998"/>
        </table:table-row>
        <table:table-row table:style-name="ro18">
          <table:table-cell table:number-columns-repeated="2" table:style-name="ce76" office:value-type="float" office:value="24" calcext:value-type="float">
            <text:p>2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5" calcext:value-type="float">
            <text:p>15</text:p>
          </table:table-cell>
          <table:table-cell table:style-name="ce76" table:number-columns-repeated="998"/>
        </table:table-row>
        <table:table-row table:style-name="ro18">
          <table:table-cell table:number-columns-repeated="8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style-name="ce76" table:number-columns-repeated="998"/>
        </table:table-row>
        <table:table-row table:style-name="ro18">
          <table:table-cell table:number-columns-repeated="8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style-name="ce76" table:number-columns-repeated="998"/>
        </table:table-row>
        <table:table-row table:style-name="ro18">
          <table:table-cell table:number-columns-repeated="2" table:style-name="ce76" office:value-type="string" calcext:value-type="string">
            <text:p>-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table:number-columns-repeated="2" table:style-name="ce76" office:value-type="string" calcext:value-type="string">
            <text:p>-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7" calcext:value-type="float">
            <text:p>17</text:p>
          </table:table-cell>
          <table:table-cell table:number-columns-repeated="998"/>
        </table:table-row>
        <table:table-row table:style-name="ro18">
          <table:table-cell table:number-columns-repeated="2" table:style-name="ce76" office:value-type="string" calcext:value-type="string">
            <text:p>-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table:style-name="ce76" office:value-type="string" calcext:value-type="string">
            <text:p>-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" table:style-name="ce76" office:value-type="string" calcext:value-type="string">
            <text:p>-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table:number-columns-repeated="2" table:style-name="ce76" office:value-type="string" calcext:value-type="string">
            <text:p>-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9" calcext:value-type="float">
            <text:p>9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3" table:style-name="ce76" office:value-type="string" calcext:value-type="string">
            <text:p>-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4" table:style-name="ce7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" table:style-name="ce76" office:value-type="string" calcext:value-type="string">
            <text:p>-</text:p>
          </table:table-cell>
          <table:table-cell table:number-columns-repeated="998"/>
        </table:table-row>
        <table:table-row table:style-name="ro18" table:number-rows-repeated="1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8" table:number-rows-repeated="104852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7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3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28" table:style-name="ta1"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8" table:default-cell-style-name="ce76"/>
        <table:table-column table:style-name="co19" table:number-columns-repeated="4" table:default-cell-style-name="ce76"/>
        <table:table-column table:style-name="co20" table:number-columns-repeated="2" table:default-cell-style-name="ce76"/>
        <table:table-column table:style-name="co19" table:number-columns-repeated="4" table:default-cell-style-name="ce76"/>
        <table:table-column table:style-name="co17" table:default-cell-style-name="ce76"/>
        <table:table-column table:style-name="co12" table:default-cell-style-name="ce76"/>
        <table:table-column table:style-name="co19" table:number-columns-repeated="4" table:default-cell-style-name="ce76"/>
        <table:table-column table:style-name="co17" table:default-cell-style-name="ce76"/>
        <table:table-column table:style-name="co12" table:default-cell-style-name="ce76"/>
        <table:table-column table:style-name="co19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3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31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32" table:style-name="ta1">
        <table:table-column table:style-name="co15" table:default-cell-style-name="ce76"/>
        <table:table-column table:style-name="co16" table:default-cell-style-name="ce76"/>
        <table:table-column table:style-name="co17" table:default-cell-style-name="ce76"/>
        <table:table-column table:style-name="co18" table:default-cell-style-name="ce76"/>
        <table:table-column table:style-name="co19" table:number-columns-repeated="4" table:default-cell-style-name="ce76"/>
        <table:table-column table:style-name="co20" table:number-columns-repeated="2" table:default-cell-style-name="ce76"/>
        <table:table-column table:style-name="co19" table:number-columns-repeated="4" table:default-cell-style-name="ce76"/>
        <table:table-column table:style-name="co17" table:default-cell-style-name="ce76"/>
        <table:table-column table:style-name="co12" table:default-cell-style-name="ce76"/>
        <table:table-column table:style-name="co19" table:number-columns-repeated="4" table:default-cell-style-name="ce76"/>
        <table:table-column table:style-name="co17" table:default-cell-style-name="ce76"/>
        <table:table-column table:style-name="co12" table:default-cell-style-name="ce76"/>
        <table:table-column table:style-name="co19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/>
          <table:covered-table-cell table:style-name="Default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 table:style-name="Default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 table:style-name="Default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8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</table:table>
      <table:table table:name="35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2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36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Default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 table:number-columns-spanned="1" table:number-rows-spanned="2">
            <text:p>Turno1</text:p>
          </table:table-cell>
          <table:table-cell table:style-name="ce11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2</text:p>
          </table:table-cell>
          <table:table-cell table:style-name="ce11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3</text:p>
          </table:table-cell>
          <table:table-cell table:style-name="ce11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1" office:value-type="string" calcext:value-type="string" table:number-columns-spanned="1" table:number-rows-spanned="2">
            <text:p>Turno4</text:p>
          </table:table-cell>
          <table:table-cell table:style-name="ce11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 table:style-name="Default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 table:style-name="Default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 table:style-name="Default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style-name="ce76"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string" calcext:value-type="string">
            <text:p>-</text:p>
          </table:table-cell>
          <table:table-cell table:style-name="ce76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ce76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ce76" table:number-columns-repeated="998"/>
        </table:table-row>
      </table:table>
      <table:table table:name="39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2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0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1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3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1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4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998"/>
        </table:table-row>
        <table:table-row table:style-name="ro18"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2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8" table:number-rows-repeated="104851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7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8" table:number-rows-repeated="104851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48" table:style-name="ta1">
        <table:table-column table:style-name="co6" table:number-columns-repeated="2" table:default-cell-style-name="ce76"/>
        <table:table-column table:style-name="co9" table:default-cell-style-name="ce76"/>
        <table:table-column table:style-name="co10" table:default-cell-style-name="ce76"/>
        <table:table-column table:style-name="co11" table:number-columns-repeated="4" table:default-cell-style-name="ce76"/>
        <table:table-column table:style-name="co12" table:number-columns-repeated="2" table:default-cell-style-name="ce76"/>
        <table:table-column table:style-name="co11" table:number-columns-repeated="4" table:default-cell-style-name="ce76"/>
        <table:table-column table:style-name="co13" table:number-columns-repeated="2" table:default-cell-style-name="ce76"/>
        <table:table-column table:style-name="co11" table:number-columns-repeated="4" table:default-cell-style-name="ce76"/>
        <table:table-column table:style-name="co14" table:number-columns-repeated="2" table:default-cell-style-name="ce76"/>
        <table:table-column table:style-name="co11" table:number-columns-repeated="4" table:default-cell-style-name="ce76"/>
        <table:table-column table:style-name="co6" table:number-columns-repeated="998" table:default-cell-style-name="ce76"/>
        <table:table-row table:style-name="ro18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155" office:value-type="string" calcext:value-type="string" table:number-columns-spanned="1" table:number-rows-spanned="2">
            <text:p>Turno1</text:p>
          </table:table-cell>
          <table:table-cell table:style-name="ce155" office:value-type="string" calcext:value-type="string" table:number-columns-spanned="1" table:number-rows-spanned="2">
            <text:p>Tavolo1</text:p>
          </table:table-cell>
          <table:table-cell table:style-name="ce15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2</text:p>
          </table:table-cell>
          <table:table-cell table:style-name="ce155" office:value-type="string" calcext:value-type="string" table:number-columns-spanned="1" table:number-rows-spanned="2">
            <text:p>Tavolo2</text:p>
          </table:table-cell>
          <table:table-cell table:style-name="ce15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3</text:p>
          </table:table-cell>
          <table:table-cell table:style-name="ce155" office:value-type="string" calcext:value-type="string" table:number-columns-spanned="1" table:number-rows-spanned="2">
            <text:p>Tavolo3</text:p>
          </table:table-cell>
          <table:table-cell table:style-name="ce15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155" office:value-type="string" calcext:value-type="string" table:number-columns-spanned="1" table:number-rows-spanned="2">
            <text:p>Turno4</text:p>
          </table:table-cell>
          <table:table-cell table:style-name="ce155" office:value-type="string" calcext:value-type="string" table:number-columns-spanned="1" table:number-rows-spanned="2">
            <text:p>Tavolo4</text:p>
          </table:table-cell>
          <table:table-cell table:style-name="ce15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8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covered-table-cell table:number-columns-repeated="2"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covered-table-cell table:number-columns-repeated="2"/>
          <table:table-cell office:value-type="float" office:value="3.1" calcext:value-type="float">
            <text:p>3,1</text:p>
          </table:table-cell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office:value-type="float" office:value="3.4" calcext:value-type="float">
            <text:p>3,4</text:p>
          </table:table-cell>
          <table:covered-table-cell table:number-columns-repeated="2"/>
          <table:table-cell office:value-type="float" office:value="4.1" calcext:value-type="float">
            <text:p>4,1</text:p>
          </table:table-cell>
          <table:table-cell office:value-type="float" office:value="4.2" calcext:value-type="float">
            <text:p>4,2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6" office:value-type="string" calcext:value-type="string">
            <text:p>-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8"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8" table:number-rows-repeated="104851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rova di stampa" table:style-name="ta1">
        <table:table-column table:style-name="co6" table:number-columns-repeated="3" table:default-cell-style-name="Default"/>
        <table:table-column table:style-name="co6" table:default-cell-style-name="ce78"/>
        <table:table-column table:style-name="co6" table:default-cell-style-name="Default"/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Informazioni</text:p>
          </table:table-cell>
          <table:table-cell table:number-columns-repeated="2"/>
          <table:table-cell table:style-name="Default"/>
          <table:table-cell/>
        </table:table-row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Numero massimo di giocatori</text:p>
          </table:table-cell>
          <table:table-cell table:number-columns-repeated="2"/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giocatori </text:p>
          </table:table-cell>
        </table:table-row>
        <table:table-row table:style-name="ro6">
          <table:table-cell table:number-columns-repeated="3"/>
          <table:table-cell table:style-name="Default"/>
          <table:table-cell/>
        </table:table-row>
        <table:table-row table:style-name="ro6">
          <table:table-cell office:value-type="string" calcext:value-type="string">
            <text:p>Tavoli da produrr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6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6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6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6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6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6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6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6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6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</table:table-row>
      </table:table>
      <table:named-expressions>
        <table:named-range table:name="HTML_1" table:base-cell-address="$Stampe.$A$1" table:cell-range-address=".$A$1:.$H$17"/>
        <table:named-range table:name="HTML_all" table:base-cell-address="$Stampe.$A$1" table:cell-range-address=".$A$1:.$H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fo:page-width="210.01mm" fo:page-height="297mm" style:num-format="1" style:print-orientation="portrait" fo:margin-top="11.68mm" fo:margin-bottom="8.31mm" fo:margin-left="7.62mm" fo:margin-right="7.62mm" style:shadow="none" fo:background-color="transparent" style:scale-to="100%" style:writing-mode="lr-tb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14:27:54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_64 LibreOffice_project/60bfb1526849283ce2491346ed2aa51c465abfe6</meta:generator>
    <dc:date>2019-03-24T15:29:08.076000000</dc:date>
    <meta:editing-duration>PT13H12M5S</meta:editing-duration>
    <meta:editing-cycles>193</meta:editing-cycles>
    <meta:print-date>2019-03-24T15:27:52.686000000</meta:print-date>
    <meta:document-statistic meta:table-count="20" meta:cell-count="22713" meta:object-count="0"/>
  </office:meta>
</office:document-meta>
</file>